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304000001E39EC73935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15B000000E6EEAA6976.jpg"/>
  <manifest:file-entry manifest:media-type="image/jpeg" manifest:full-path="Pictures/1000000000000244000001833DE81323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12C000000C8695E003E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18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4.681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5.151cm"/>
    </style:style>
    <style:style style:name="co8" style:family="table-column">
      <style:table-column-properties fo:break-before="auto" style:column-width="4.212cm"/>
    </style:style>
    <style:style style:name="co9" style:family="table-column">
      <style:table-column-properties fo:break-before="auto" style:column-width="4.1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297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0.711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095cm"/>
    </style:style>
    <style:style style:name="co17" style:family="table-column">
      <style:table-column-properties fo:break-before="auto" style:column-width="4.553cm"/>
    </style:style>
    <style:style style:name="co18" style:family="table-column">
      <style:table-column-properties fo:break-before="auto" style:column-width="1.222cm"/>
    </style:style>
    <style:style style:name="co19" style:family="table-column">
      <style:table-column-properties fo:break-before="auto" style:column-width="4.126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3.01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Vorqualifikation</text:p>
          </table:table-cell>
          <table:table-cell table:number-columns-repeated="3"/>
          <table:table-cell table:style-name="ce2" office:value-type="string">
            <text:p>1. Runde</text:p>
          </table:table-cell>
          <table:table-cell table:number-columns-repeated="3"/>
          <table:table-cell table:style-name="ce2" office:value-type="string">
            <text:p>2. Runde</text:p>
          </table:table-cell>
          <table:table-cell table:number-columns-repeated="3"/>
          <table:table-cell table:style-name="ce2" office:value-type="string">
            <text:p>3. 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Qualifikation.E4" table:end-x="0.583cm" table:end-y="0.46cm" draw:z-index="23" draw:name="Grafik 46" draw:style-name="gr1" draw:text-style-name="P1" svg:width="0.6cm" svg:height="0.46cm" svg:x="1.67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5" table:end-x="0.583cm" table:end-y="0.461cm" draw:z-index="32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Tiflis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6" table:end-x="0.583cm" table:end-y="0.46cm" draw:z-index="36" draw:name="Grafik 49" draw:style-name="gr1" draw:text-style-name="P1" svg:width="0.6cm" svg:height="0.46cm" svg:x="1.67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erry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6" table:end-x="0.59cm" table:end-y="0.46cm" draw:z-index="183" draw:name="Grafik 43" draw:style-name="gr1" draw:text-style-name="P1" svg:width="0.6cm" svg:height="0.46cm" svg:x="1.803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orpedo Kutais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7" table:end-x="0.583cm" table:end-y="0.461cm" draw:z-index="40" draw:name="Grafik 33" draw:style-name="gr1" draw:text-style-name="P1" svg:width="0.6cm" svg:height="0.46cm" svg:x="1.6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" table:end-x="0.59cm" table:end-y="0.461cm" draw:z-index="186" draw:name="Grafik 3" draw:style-name="gr1" draw:text-style-name="P1" svg:width="0.6cm" svg:height="0.46cm" svg:x="1.803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" table:end-x="0.583cm" table:end-y="0.46cm" draw:z-index="45" draw:name="Grafik 23" draw:style-name="gr1" draw:text-style-name="P1" svg:width="0.6cm" svg:height="0.46cm" svg:x="1.67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ibernian Edinburgh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  <draw:frame table:end-cell-address="Qualifikation.I8" table:end-x="0.59cm" table:end-y="0.46cm" draw:z-index="187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" table:end-x="0.583cm" table:end-y="0.461cm" draw:z-index="50" draw:name="Grafik 3" draw:style-name="gr1" draw:text-style-name="P1" svg:width="0.6cm" svg:height="0.46cm" svg:x="1.67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9" table:end-x="0.59cm" table:end-y="0.461cm" draw:z-index="189" draw:name="Grafik 5" draw:style-name="gr1" draw:text-style-name="P1" svg:width="0.6cm" svg:height="0.46cm" svg:x="1.803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Valletta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0" table:end-x="0.583cm" table:end-y="0.46cm" draw:z-index="51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Glenav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10" table:end-x="0.59cm" table:end-y="0.46cm" draw:z-index="29" draw:name="Grafik 46" draw:style-name="gr1" draw:text-style-name="P1" svg:width="0.6cm" svg:height="0.46cm" svg:x="1.8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AC Dunajska Streda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1" table:end-x="0.583cm" table:end-y="0.461cm" draw:z-index="54" draw:name="Grafik 45" draw:style-name="gr1" draw:text-style-name="P1" svg:width="0.6cm" svg:height="0.46cm" svg:x="1.67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olde F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I11" table:end-x="0.59cm" table:end-y="0.461cm" draw:z-index="43" draw:name="Grafik 33" draw:style-name="gr1" draw:text-style-name="P1" svg:width="0.6cm" svg:height="0.46cm" svg:x="1.80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Mins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2" table:end-x="0.583cm" table:end-y="0.46cm" draw:z-index="64" draw:name="Grafik 13" draw:style-name="gr1" draw:text-style-name="P1" svg:width="0.6cm" svg:height="0.46cm" svg:x="1.67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northosis Famagu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2" table:end-x="0.59cm" table:end-y="0.46cm" draw:z-index="62" draw:name="Grafik 23" draw:style-name="gr1" draw:text-style-name="P1" svg:width="0.6cm" svg:height="0.46cm" svg:x="1.8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 Edinburg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3" table:end-x="0.583cm" table:end-y="0.461cm" draw:z-index="69" draw:name="Grafik 44" draw:style-name="gr1" draw:text-style-name="P1" svg:width="0.6cm" svg:height="0.46cm" svg:x="1.67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Lac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9cm" table:end-y="0.461cm" draw:z-index="190" draw:name="Grafik 21" draw:style-name="gr1" draw:text-style-name="P1" svg:width="0.6cm" svg:height="0.46cm" svg:x="1.803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steras Tripol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4" table:end-x="0.583cm" table:end-y="0.46cm" draw:z-index="73" draw:name="Grafik 38" draw:style-name="gr1" draw:text-style-name="P1" svg:width="0.6cm" svg:height="0.46cm" svg:x="1.67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ornik Zabrz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4" table:end-x="0.59cm" table:end-y="0.46cm" draw:z-index="59" draw:name="Grafik 45" draw:style-name="gr1" draw:text-style-name="P1" svg:width="0.6cm" svg:height="0.46cm" svg:x="1.8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olde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5" table:end-x="0.583cm" table:end-y="0.461cm" draw:z-index="77" draw:name="Grafik 31" draw:style-name="gr1" draw:text-style-name="P1" svg:width="0.6cm" svg:height="0.46cm" svg:x="1.6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5" table:end-x="0.59cm" table:end-y="0.461cm" draw:z-index="72" draw:name="Grafik 44" draw:style-name="gr1" draw:text-style-name="P1" svg:width="0.6cm" svg:height="0.46cm" svg:x="1.803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Lac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5" table:end-x="0.605cm" table:end-y="0.461cm" draw:z-index="184" draw:name="Grafik 43" draw:style-name="gr1" draw:text-style-name="P1" svg:width="0.6cm" svg:height="0.46cm" svg:x="0.005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orpedo Kutai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6" table:end-x="0.583cm" table:end-y="0.46cm" draw:z-index="80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6" table:end-x="0.59cm" table:end-y="0.46cm" draw:z-index="76" draw:name="Grafik 38" draw:style-name="gr1" draw:text-style-name="P1" svg:width="0.6cm" svg:height="0.46cm" svg:x="1.80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ornik Zabrz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16" table:end-x="0.605cm" table:end-y="0.46cm" draw:z-index="265" draw:name="Grafik 44" draw:style-name="gr1" draw:text-style-name="P1" svg:width="0.6cm" svg:height="0.46cm" svg:x="0.005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ukesi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7" table:end-x="0.583cm" table:end-y="0.46cm" draw:z-index="25" draw:name="Grafik 46" draw:style-name="gr1" draw:text-style-name="P1" svg:width="0.6cm" svg:height="0.46cm" svg:x="1.67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17" table:end-x="0.59cm" table:end-y="0.46cm" draw:z-index="26" draw:name="Grafik 46" draw:style-name="gr1" draw:text-style-name="P1" svg:width="0.6cm" svg:height="0.46cm" svg:x="1.8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17" table:end-x="0.605cm" table:end-y="0.46cm" draw:z-index="266" draw:name="Grafik 39" draw:style-name="gr1" draw:text-style-name="P1" svg:width="0.6cm" svg:height="0.46cm" svg:x="0.00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8" table:end-x="0.583cm" table:end-y="0.46cm" draw:z-index="83" draw:name="Grafik 6" draw:style-name="gr1" draw:text-style-name="P1" svg:width="0.6cm" svg:height="0.46cm" svg:x="1.67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8" table:end-x="0.59cm" table:end-y="0.46cm" draw:z-index="39" draw:name="Grafik 49" draw:style-name="gr1" draw:text-style-name="P1" svg:width="0.6cm" svg:height="0.46cm" svg:x="1.803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8" table:end-x="0.605cm" table:end-y="0.46cm" draw:z-index="188" draw:name="Grafik 54" draw:style-name="gr1" draw:text-style-name="P1" svg:width="0.6cm" svg:height="0.46cm" svg:x="0.00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9" table:end-x="0.583cm" table:end-y="0.461cm" draw:z-index="37" draw:name="Grafik 49" draw:style-name="gr1" draw:text-style-name="P1" svg:width="0.6cm" svg:height="0.46cm" svg:x="1.67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9" table:end-x="0.59cm" table:end-y="0.461cm" draw:z-index="192" draw:name="Grafik 13" draw:style-name="gr1" draw:text-style-name="P1" svg:width="0.6cm" svg:height="0.46cm" svg:x="1.80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K Larnak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M19" table:end-x="0.605cm" table:end-y="0.461cm" draw:z-index="44" draw:name="Grafik 33" draw:style-name="gr1" draw:text-style-name="P1" svg:width="0.6cm" svg:height="0.46cm" svg:x="0.00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4">
            <text:p>4</text:p>
          </table:table-cell>
          <table:table-cell office:value-type="string">
            <text:p>0 (1n.V.)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0" table:end-x="0.588cm" table:end-y="0.46cm" draw:z-index="2" draw:name="Grafik 2" draw:style-name="gr1" draw:text-style-name="P1" svg:width="0.6cm" svg:height="0.46cm" svg:x="1.675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UE Engordan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0" table:end-x="0.59cm" table:end-y="0.46cm" draw:z-index="193" draw:name="Grafik 13" draw:style-name="gr1" draw:text-style-name="P1" svg:width="0.6cm" svg:height="0.46cm" svg:x="1.8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POEL Nikosi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>
            <draw:frame table:end-cell-address="Qualifikation.M20" table:end-x="0.605cm" table:end-y="0.46cm" draw:z-index="268" draw:name="Grafik 16" draw:style-name="gr1" draw:text-style-name="P1" svg:width="0.6cm" svg:height="0.46cm" svg:x="0.0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4 (8n.V.)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1" table:end-x="0.583cm" table:end-y="0.461cm" draw:z-index="86" draw:name="Grafik 24" draw:style-name="gr1" draw:text-style-name="P1" svg:width="0.6cm" svg:height="0.46cm" svg:x="1.6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irat Almat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  <draw:frame table:end-cell-address="Qualifikation.I21" table:end-x="0.59cm" table:end-y="0.461cm" draw:z-index="198" draw:name="Grafik 6" draw:style-name="gr1" draw:text-style-name="P1" svg:width="0.6cm" svg:height="0.46cm" svg:x="1.803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21" table:end-x="0.605cm" table:end-y="0.461cm" draw:z-index="63" draw:name="Grafik 23" draw:style-name="gr1" draw:text-style-name="P1" svg:width="0.6cm" svg:height="0.46cm" svg:x="0.00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Hibernian Edinburgh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2" table:end-x="0.583cm" table:end-y="0.46cm" draw:z-index="92" draw:name="Grafik 11" draw:style-name="gr1" draw:text-style-name="P1" svg:width="0.6cm" svg:height="0.46cm" svg:x="1.67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eftci Bak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22" table:end-x="0.59cm" table:end-y="0.46cm" draw:z-index="199" draw:name="Grafik 50" draw:style-name="gr1" draw:text-style-name="P1" svg:width="0.6cm" svg:height="0.46cm" svg:x="1.803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artaks Jurm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>
            <draw:frame table:end-cell-address="Qualifikation.M22" table:end-x="0.605cm" table:end-y="0.46cm" draw:z-index="60" draw:name="Grafik 45" draw:style-name="gr1" draw:text-style-name="P1" svg:width="0.6cm" svg:height="0.46cm" svg:x="0.00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3" table:end-x="0.583cm" table:end-y="0.461cm" draw:z-index="95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jpest Budap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23" table:end-x="0.59cm" table:end-y="0.461cm" draw:z-index="201" draw:name="Grafik 10" draw:style-name="gr1" draw:text-style-name="P1" svg:width="0.6cm" svg:height="0.46cm" svg:x="1.803cm" svg:y="0.00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 La Fiorita Montegiardin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23" table:end-x="0.605cm" table:end-y="0.46cm" draw:z-index="27" draw:name="Grafik 46" draw:style-name="gr1" draw:text-style-name="P1" svg:width="0.6cm" svg:height="0.46cm" svg:x="0.00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S Trenc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4" table:end-x="0.583cm" table:end-y="0.46cm" draw:z-index="10" draw:name="Grafik 3" draw:style-name="gr1" draw:text-style-name="P1" svg:width="0.6cm" svg:height="0.46cm" svg:x="1.67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I Klaksvik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4" table:end-x="0.59cm" table:end-y="0.46cm" draw:z-index="202" draw:name="Grafik 2" draw:style-name="gr1" draw:text-style-name="P1" svg:width="0.6cm" svg:height="0.46cm" svg:x="1.803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anta Colo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24" table:end-x="0.605cm" table:end-y="0.46cm" draw:z-index="270" draw:name="Grafik 42" draw:style-name="gr1" draw:text-style-name="P1" svg:width="0.6cm" svg:height="0.46cm" svg:x="0.0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yenoord Rotterd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5" table:end-x="0.583cm" table:end-y="0.461cm" draw:z-index="98" draw:name="Grafik 53" draw:style-name="gr1" draw:text-style-name="P1" svg:width="0.6cm" svg:height="0.46cm" svg:x="1.67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25" table:end-x="0.59cm" table:end-y="0.461cm" draw:z-index="203" draw:name="Grafik 40" draw:style-name="gr1" draw:text-style-name="P1" svg:width="0.6cm" svg:height="0.46cm" svg:x="1.803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25" table:end-x="0.605cm" table:end-y="0.46cm" draw:z-index="271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urm Graz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6" table:end-x="0.583cm" table:end-y="0.46cm" draw:z-index="102" draw:name="Grafik 55" draw:style-name="gr1" draw:text-style-name="P1" svg:width="0.6cm" svg:height="0.46cm" svg:x="1.67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Vadu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6" table:end-x="0.59cm" table:end-y="0.46cm" draw:z-index="89" draw:name="Grafik 24" draw:style-name="gr1" draw:text-style-name="P1" svg:width="0.6cm" svg:height="0.46cm" svg:x="1.803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irat Alma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6" table:end-x="0.605cm" table:end-y="0.46cm" draw:z-index="194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7" table:end-x="0.583cm" table:end-y="0.461cm" draw:z-index="104" draw:name="Grafik 39" draw:style-name="gr1" draw:text-style-name="P1" svg:width="0.6cm" svg:height="0.46cm" svg:x="1.6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I27" table:end-x="0.59cm" table:end-y="0.461cm" draw:z-index="205" draw:name="Grafik 42" draw:style-name="gr1" draw:text-style-name="P1" svg:width="0.6cm" svg:height="0.46cm" svg:x="1.803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27" table:end-x="0.605cm" table:end-y="0.461cm" draw:z-index="277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8" table:end-x="0.583cm" table:end-y="0.46cm" draw:z-index="110" draw:name="Grafik 40" draw:style-name="gr1" draw:text-style-name="P1" svg:width="0.6cm" svg:height="0.46cm" svg:x="1.67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B Vestmannaeyja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8" table:end-x="0.59cm" table:end-y="0.46cm" draw:z-index="206" draw:name="Grafik 28" draw:style-name="gr1" draw:text-style-name="P1" svg:width="0.6cm" svg:height="0.46cm" svg:x="1.803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M28" table:end-x="0.605cm" table:end-y="0.46cm" draw:z-index="196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9" table:end-x="0.583cm" table:end-y="0.46cm" draw:z-index="115" draw:name="Grafik 37" draw:style-name="gr1" draw:text-style-name="P1" svg:width="0.6cm" svg:height="0.46cm" svg:x="1.6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arpsborg 08 F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  <draw:frame table:end-cell-address="Qualifikation.I29" table:end-x="0.59cm" table:end-y="0.46cm" draw:z-index="97" draw:name="Grafik 52" draw:style-name="gr1" draw:text-style-name="P1" svg:width="0.6cm" svg:height="0.46cm" svg:x="1.803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jpest Budap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29" table:end-x="0.605cm" table:end-y="0.46cm" draw:z-index="200" draw:name="Grafik 50" draw:style-name="gr1" draw:text-style-name="P1" svg:width="0.6cm" svg:height="0.46cm" svg:x="0.005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s Jurmala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0" table:end-x="0.583cm" table:end-y="0.461cm" draw:z-index="33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mtred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0" table:end-x="0.59cm" table:end-y="0.461cm" draw:z-index="100" draw:name="Grafik 53" draw:style-name="gr1" draw:text-style-name="P1" svg:width="0.6cm" svg:height="0.46cm" svg:x="1.8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0" table:end-x="0.605cm" table:end-y="0.461cm" draw:z-index="275" draw:name="Grafik 53" draw:style-name="gr1" draw:text-style-name="P1" svg:width="0.6cm" svg:height="0.46cm" svg:x="0.005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30" table:end-x="0.603cm" table:end-y="0.461cm" draw:z-index="185" draw:name="Grafik 43" draw:style-name="gr1" draw:text-style-name="P1" svg:width="0.6cm" svg:height="0.46cm" svg:x="0.003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orpedo Kutaisi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1" table:end-x="0.583cm" table:end-y="0.46cm" draw:z-index="87" draw:name="Grafik 24" draw:style-name="gr1" draw:text-style-name="P1" svg:width="0.6cm" svg:height="0.46cm" svg:x="1.67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Tobol Qostana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1" table:end-x="0.59cm" table:end-y="0.461cm" draw:z-index="103" draw:name="Grafik 55" draw:style-name="gr1" draw:text-style-name="P1" svg:width="0.6cm" svg:height="0.46cm" svg:x="1.803cm" svg:y="0.001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1" table:end-x="0.605cm" table:end-y="0.461cm" draw:z-index="278" draw:name="Grafik 31" draw:style-name="gr1" draw:text-style-name="P1" svg:width="0.6cm" svg:height="0.46cm" svg:x="0.00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31" table:end-x="0.603cm" table:end-y="0.46cm" draw:z-index="267" draw:name="Grafik 39" draw:style-name="gr1" draw:text-style-name="P1" svg:width="0.6cm" svg:height="0.46cm" svg:x="0.003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2" table:end-x="0.583cm" table:end-y="0.461cm" draw:z-index="122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junik Erew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9cm" table:end-y="0.431cm" draw:z-index="209" draw:name="Grafik 15" draw:style-name="gr1" draw:text-style-name="P1" svg:width="0.6cm" svg:height="0.43cm" svg:x="1.80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t. Gall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2" table:end-x="0.605cm" table:end-y="0.461cm" draw:z-index="204" draw:name="Grafik 40" draw:style-name="gr1" draw:text-style-name="P1" svg:width="0.6cm" svg:height="0.46cm" svg:x="0.00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32" table:end-x="0.603cm" table:end-y="0.461cm" draw:z-index="269" draw:name="Grafik 16" draw:style-name="gr1" draw:text-style-name="P1" svg:width="0.6cm" svg:height="0.46cm" svg:x="0.003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Zenit St. Peters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3" table:end-x="0.583cm" table:end-y="0.461cm" draw:z-index="127" draw:name="Grafik 32" draw:style-name="gr1" draw:text-style-name="P1" svg:width="0.6cm" svg:height="0.46cm" svg:x="1.6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3" table:end-x="0.59cm" table:end-y="0.46cm" draw:z-index="119" draw:name="Grafik 37" draw:style-name="gr1" draw:text-style-name="P1" svg:width="0.6cm" svg:height="0.46cm" svg:x="1.803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arpsborg 08 FF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3" table:end-x="0.605cm" table:end-y="0.46cm" draw:z-index="280" draw:name="Grafik 14" draw:style-name="gr1" draw:text-style-name="P1" svg:width="0.6cm" svg:height="0.46cm" svg:x="0.00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igma Olmütz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33" table:end-x="0.603cm" table:end-y="0.46cm" draw:z-index="61" draw:name="Grafik 45" draw:style-name="gr1" draw:text-style-name="P1" svg:width="0.6cm" svg:height="0.46cm" svg:x="0.0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4" table:end-x="0.583cm" table:end-y="0.461cm" draw:z-index="96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rencvaros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34" table:end-x="0.59cm" table:end-y="0.461cm" draw:z-index="91" draw:name="Grafik 24" draw:style-name="gr1" draw:text-style-name="P1" svg:width="0.6cm" svg:height="0.46cm" svg:x="1.803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obol Qostan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4" table:end-x="0.605cm" table:end-y="0.461cm" draw:z-index="90" draw:name="Grafik 24" draw:style-name="gr1" draw:text-style-name="P1" svg:width="0.6cm" svg:height="0.46cm" svg:x="0.005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Qairat Alma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34" table:end-x="0.603cm" table:end-y="0.46cm" draw:z-index="28" draw:name="Grafik 46" draw:style-name="gr1" draw:text-style-name="P1" svg:width="0.6cm" svg:height="0.46cm" svg:x="0.0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5" table:end-x="0.583cm" table:end-y="0.46cm" draw:z-index="130" draw:name="Grafik 25" draw:style-name="gr1" draw:text-style-name="P1" svg:width="0.6cm" svg:height="0.46cm" svg:x="1.67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9cm" table:end-y="0.461cm" draw:z-index="125" draw:name="Grafik 1" draw:style-name="gr1" draw:text-style-name="P1" svg:width="0.6cm" svg:height="0.46cm" svg:x="1.803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junik Erewam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5" table:end-x="0.605cm" table:end-y="0.46cm" draw:z-index="207" draw:name="Grafik 28" draw:style-name="gr1" draw:text-style-name="P1" svg:width="0.6cm" svg:height="0.46cm" svg:x="0.00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evill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Q35" table:end-x="0.603cm" table:end-y="0.46cm" draw:z-index="195" draw:name="Grafik 13" draw:style-name="gr1" draw:text-style-name="P1" svg:width="0.6cm" svg:height="0.46cm" svg:x="0.0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6" table:end-x="0.583cm" table:end-y="0.461cm" draw:z-index="135" draw:name="Grafik 35" draw:style-name="gr1" draw:text-style-name="P1" svg:width="0.6cm" svg:height="0.46cm" svg:x="1.67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adnicki N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  <draw:frame table:end-cell-address="Qualifikation.I36" table:end-x="0.59cm" table:end-y="0.461cm" draw:z-index="132" draw:name="Grafik 25" draw:style-name="gr1" draw:text-style-name="P1" svg:width="0.6cm" svg:height="0.46cm" svg:x="1.8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ccabi Tel Aviv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6" table:end-x="0.605cm" table:end-y="0.461cm" draw:z-index="101" draw:name="Grafik 53" draw:style-name="gr1" draw:text-style-name="P1" svg:width="0.6cm" svg:height="0.46cm" svg:x="0.005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Zalgiris Vilniu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36" table:end-x="0.603cm" table:end-y="0.461cm" draw:z-index="197" draw:name="Grafik 13" draw:style-name="gr1" draw:text-style-name="P1" svg:width="0.6cm" svg:height="0.46cm" svg:x="0.00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string">
            <text:p>0 (1i.E.)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7" table:end-x="0.583cm" table:end-y="0.46cm" draw:z-index="13" draw:name="Grafik 5" draw:style-name="gr1" draw:text-style-name="P1" svg:width="0.6cm" svg:height="0.46cm" svg:x="1.67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7" table:end-x="0.59cm" table:end-y="0.46cm" draw:z-index="143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adnicki N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37" table:end-x="0.605cm" table:end-y="0.46cm" draw:z-index="120" draw:name="Grafik 37" draw:style-name="gr1" draw:text-style-name="P1" svg:width="0.6cm" svg:height="0.46cm" svg:x="0.00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arpsborg 08 FF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37" table:end-x="0.603cm" table:end-y="0.461cm" draw:z-index="306" draw:name="Grafik 24" draw:style-name="gr1" draw:text-style-name="P1" svg:width="0.6cm" svg:height="0.46cm" svg:x="0.003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0">
            <text:p>0</text:p>
          </table:table-cell>
          <table:table-cell office:value-type="string">
            <text:p>0 (2i.E.)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8" table:end-x="0.583cm" table:end-y="0.461cm" draw:z-index="144" draw:name="Grafik 47" draw:style-name="gr1" draw:text-style-name="P1" svg:width="0.6cm" svg:height="0.46cm" svg:x="1.67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FC Union Luxem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8" table:end-x="0.59cm" table:end-y="0.461cm" draw:z-index="210" draw:name="Grafik 7" draw:style-name="gr1" draw:text-style-name="P1" svg:width="0.6cm" svg:height="0.46cm" svg:x="1.803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5cm" table:end-y="0.461cm" draw:z-index="282" draw:name="Grafik 22" draw:style-name="gr1" draw:text-style-name="P1" svg:width="0.6cm" svg:height="0.46cm" svg:x="0.005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38" table:end-x="0.603cm" table:end-y="0.461cm" draw:z-index="276" draw:name="Grafik 53" draw:style-name="gr1" draw:text-style-name="P1" svg:width="0.6cm" svg:height="0.46cm" svg:x="0.0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9" table:end-x="0.583cm" table:end-y="0.461cm" draw:z-index="150" draw:name="Grafik 20" draw:style-name="gr1" draw:text-style-name="P1" svg:width="0.6cm" svg:height="0.46cm" svg:x="1.6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itorul Constan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39" table:end-x="0.59cm" table:end-y="0.46cm" draw:z-index="212" draw:name="Grafik 8" draw:style-name="gr1" draw:text-style-name="P1" svg:width="0.6cm" svg:height="0.46cm" svg:x="1.803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incoln Red Imps FC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9" table:end-x="0.605cm" table:end-y="0.461cm" draw:z-index="126" draw:name="Grafik 1" draw:style-name="gr1" draw:text-style-name="P1" svg:width="0.6cm" svg:height="0.46cm" svg:x="0.005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39" table:end-x="0.603cm" table:end-y="0.461cm" draw:z-index="307" draw:name="Grafik 23" draw:style-name="gr1" draw:text-style-name="P1" svg:width="0.6cm" svg:height="0.46cm" svg:x="0.003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0" table:end-x="0.583cm" table:end-y="0.461cm" draw:z-index="84" draw:name="Grafik 6" draw:style-name="gr1" draw:text-style-name="P1" svg:width="0.6cm" svg:height="0.46cm" svg:x="1.67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rans Nar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40" table:end-x="0.59cm" table:end-y="0.461cm" draw:z-index="213" draw:name="Grafik 47" draw:style-name="gr1" draw:text-style-name="P1" svg:width="0.6cm" svg:height="0.46cm" svg:x="1.8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0" table:end-x="0.605cm" table:end-y="0.461cm" draw:z-index="133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40" table:end-x="0.603cm" table:end-y="0.461cm" draw:z-index="279" draw:name="Grafik 31" draw:style-name="gr1" draw:text-style-name="P1" svg:width="0.6cm" svg:height="0.46cm" svg:x="0.003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1" table:end-x="0.583cm" table:end-y="0.46cm" draw:z-index="179" draw:name="Grafik 54" draw:style-name="gr1" draw:text-style-name="P1" svg:width="0.6cm" svg:height="0.46cm" svg:x="1.67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ieznicar Saraj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41" table:end-x="0.59cm" table:end-y="0.46cm" draw:z-index="216" draw:name="Grafik 4" draw:style-name="gr1" draw:text-style-name="P1" svg:width="0.6cm" svg:height="0.46cm" svg:x="1.803cm" svg:y="0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Drita Gjila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1" table:end-x="0.605cm" table:end-y="0.46cm" draw:z-index="211" draw:name="Grafik 7" draw:style-name="gr1" draw:text-style-name="P1" svg:width="0.6cm" svg:height="0.46cm" svg:x="0.005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Q41" table:end-x="0.603cm" table:end-y="0.46cm" draw:z-index="308" draw:name="Grafik 11" draw:style-name="gr1" draw:text-style-name="P1" svg:width="0.6cm" svg:height="0.46cm" svg:x="0.003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2" table:end-x="0.583cm" table:end-y="0.461cm" draw:z-index="99" draw:name="Grafik 53" draw:style-name="gr1" draw:text-style-name="P1" svg:width="0.6cm" svg:height="0.46cm" svg:x="1.67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tumb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42" table:end-x="0.59cm" table:end-y="0.461cm" draw:z-index="217" draw:name="Grafik 48" draw:style-name="gr1" draw:text-style-name="P1" svg:width="0.6cm" svg:height="0.46cm" svg:x="1.803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utjeska Niksi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42" table:end-x="0.605cm" table:end-y="0.461cm" draw:z-index="283" draw:name="Grafik 12" draw:style-name="gr1" draw:text-style-name="P1" svg:width="0.6cm" svg:height="0.46cm" svg:x="0.005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Q42" table:end-x="0.603cm" table:end-y="0.461cm" draw:z-index="281" draw:name="Grafik 14" draw:style-name="gr1" draw:text-style-name="P1" svg:width="0.6cm" svg:height="0.46cm" svg:x="0.003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igma Olmütz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3" table:end-x="0.583cm" table:end-y="0.46cm" draw:z-index="65" draw:name="Grafik 13" draw:style-name="gr1" draw:text-style-name="P1" svg:width="0.6cm" svg:height="0.46cm" svg:x="1.67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pollon Limass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43" table:end-x="0.59cm" table:end-y="0.46cm" draw:z-index="218" draw:name="Grafik 1" draw:style-name="gr1" draw:text-style-name="P1" svg:width="0.6cm" svg:height="0.46cm" svg:x="1.803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3" table:end-x="0.605cm" table:end-y="0.46cm" draw:z-index="290" draw:name="Grafik 38" draw:style-name="gr1" draw:text-style-name="P1" svg:width="0.6cm" svg:height="0.46cm" svg:x="0.005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Q43" table:end-x="0.603cm" table:end-y="0.46cm" draw:z-index="208" draw:name="Grafik 28" draw:style-name="gr1" draw:text-style-name="P1" svg:width="0.6cm" svg:height="0.46cm" svg:x="0.003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evil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>
            <draw:frame table:end-cell-address="Qualifikation.A44" table:end-x="0.6cm" table:end-y="0.461cm" draw:z-index="0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Engordan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44" table:end-x="0.583cm" table:end-y="0.461cm" draw:z-index="152" draw:name="Grafik 51" draw:style-name="gr1" draw:text-style-name="P1" svg:width="0.6cm" svg:height="0.46cm" svg:x="1.67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Lahti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44" table:end-x="0.59cm" table:end-y="0.461cm" draw:z-index="151" draw:name="Grafik 20" draw:style-name="gr1" draw:text-style-name="P1" svg:width="0.6cm" svg:height="0.46cm" svg:x="1.8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itorul Constan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4" table:end-x="0.605cm" table:end-y="0.461cm" draw:z-index="214" draw:name="Grafik 47" draw:style-name="gr1" draw:text-style-name="P1" svg:width="0.6cm" svg:height="0.46cm" svg:x="0.00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91 Dudelange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44" table:end-x="0.603cm" table:end-y="0.461cm" draw:z-index="121" draw:name="Grafik 37" draw:style-name="gr1" draw:text-style-name="P1" svg:width="0.6cm" svg:height="0.46cm" svg:x="0.00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arpsborg 08 F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5" table:end-x="0.6cm" table:end-y="0.46cm" draw:z-index="3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45" table:end-x="0.583cm" table:end-y="0.46cm" draw:z-index="111" draw:name="Grafik 40" draw:style-name="gr1" draw:text-style-name="P1" svg:width="0.6cm" svg:height="0.46cm" svg:x="1.67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45" table:end-x="0.59cm" table:end-y="0.46cm" draw:z-index="220" draw:name="Grafik 42" draw:style-name="gr1" draw:text-style-name="P1" svg:width="0.6cm" svg:height="0.46cm" svg:x="1.803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tesse Arnh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45" table:end-x="0.605cm" table:end-y="0.46cm" draw:z-index="219" draw:name="Grafik 1" draw:style-name="gr1" draw:text-style-name="P1" svg:width="0.6cm" svg:height="0.46cm" svg:x="0.005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Alashkert Martu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45" table:end-x="0.603cm" table:end-y="0.461cm" draw:z-index="134" draw:name="Grafik 25" draw:style-name="gr1" draw:text-style-name="P1" svg:width="0.6cm" svg:height="0.46cm" svg:x="0.0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6" table:end-x="0.6cm" table:end-y="0.461cm" draw:z-index="6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irkirkar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46" table:end-x="0.583cm" table:end-y="0.461cm" draw:z-index="123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nants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46" table:end-x="0.59cm" table:end-y="0.46cm" draw:z-index="180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ieznicar Sarajevo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6" table:end-x="0.605cm" table:end-y="0.46cm" draw:z-index="285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>
            <draw:frame table:end-cell-address="Qualifikation.Q46" table:end-x="0.603cm" table:end-y="0.46cm" draw:z-index="309" draw:name="Grafik 45" draw:style-name="gr1" draw:text-style-name="P1" svg:width="0.6cm" svg:height="0.46cm" svg:x="0.0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lmö FF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7" table:end-x="0.6cm" table:end-y="0.461cm" draw:z-index="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7" table:end-x="0.583cm" table:end-y="0.46cm" draw:z-index="181" draw:name="Grafik 54" draw:style-name="gr1" draw:text-style-name="P1" svg:width="0.6cm" svg:height="0.46cm" svg:x="1.67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raj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47" table:end-x="0.59cm" table:end-y="0.46cm" draw:z-index="66" draw:name="Grafik 13" draw:style-name="gr1" draw:text-style-name="P1" svg:width="0.6cm" svg:height="0.46cm" svg:x="1.8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47" table:end-x="0.605cm" table:end-y="0.46cm" draw:z-index="221" draw:name="Grafik 42" draw:style-name="gr1" draw:text-style-name="P1" svg:width="0.6cm" svg:height="0.46cm" svg:x="0.0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tesse Arnhem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47" table:end-x="0.603cm" table:end-y="0.46cm" draw:z-index="284" draw:name="Grafik 12" draw:style-name="gr1" draw:text-style-name="P1" svg:width="0.6cm" svg:height="0.46cm" svg:x="0.0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48" table:end-x="0.583cm" table:end-y="0.46cm" draw:z-index="106" draw:name="Grafik 39" draw:style-name="gr1" draw:text-style-name="P1" svg:width="0.6cm" svg:height="0.46cm" svg:x="1.67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string">
            <text:p>0 (5i.E.)</text:p>
            <draw:frame table:end-cell-address="Qualifikation.I48" table:end-x="0.59cm" table:end-y="0.46cm" draw:z-index="222" draw:name="Grafik 33" draw:style-name="gr1" draw:text-style-name="P1" svg:width="0.6cm" svg:height="0.46cm" svg:x="1.803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r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M48" table:end-x="0.605cm" table:end-y="0.43cm" draw:z-index="287" draw:name="Grafik 15" draw:style-name="gr1" draw:text-style-name="P1" svg:width="0.6cm" svg:height="0.43cm" svg:x="0.00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48" table:end-x="0.603cm" table:end-y="0.461cm" draw:z-index="215" draw:name="Grafik 47" draw:style-name="gr1" draw:text-style-name="P1" svg:width="0.6cm" svg:height="0.46cm" svg:x="0.0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>
            <draw:frame table:end-cell-address="Qualifikation.A49" table:end-x="0.6cm" table:end-y="0.461cm" draw:z-index="7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Gzira United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49" table:end-x="0.583cm" table:end-y="0.46cm" draw:z-index="162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iga FC</text:p>
          </table:table-cell>
          <table:table-cell office:value-type="float" office:value="0">
            <text:p>0</text:p>
          </table:table-cell>
          <table:table-cell office:value-type="string">
            <text:p>1 (3i.E.)</text:p>
            <draw:frame table:end-cell-address="Qualifikation.I49" table:end-x="0.59cm" table:end-y="0.46cm" draw:z-index="191" draw:name="Grafik 21" draw:style-name="gr1" draw:text-style-name="P1" svg:width="0.6cm" svg:height="0.46cm" svg:x="1.803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tromitos Ath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49" table:end-x="0.605cm" table:end-y="0.46cm" draw:z-index="67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Q49" table:end-x="0.603cm" table:end-y="0.46cm" draw:z-index="286" draw:name="Grafik 20" draw:style-name="gr1" draw:text-style-name="P1" svg:width="0.6cm" svg:height="0.46cm" svg:x="0.003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50" table:end-x="0.6cm" table:end-y="0.461cm" draw:z-index="14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efn Drui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0" table:end-x="0.583cm" table:end-y="0.461cm" draw:z-index="112" draw:name="Grafik 40" draw:style-name="gr1" draw:text-style-name="P1" svg:width="0.6cm" svg:height="0.46cm" svg:x="1.6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MF Stjarnan Gardaba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50" table:end-x="0.59cm" table:end-y="0.461cm" draw:z-index="224" draw:name="Grafik 25" draw:style-name="gr1" draw:text-style-name="P1" svg:width="0.6cm" svg:height="0.46cm" svg:x="1.8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apoel Haif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0" table:end-x="0.605cm" table:end-y="0.46cm" draw:z-index="223" draw:name="Grafik 33" draw:style-name="gr1" draw:text-style-name="P1" svg:width="0.6cm" svg:height="0.46cm" svg:x="0.00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50" table:end-x="0.603cm" table:end-y="0.43cm" draw:z-index="289" draw:name="Grafik 15" draw:style-name="gr1" draw:text-style-name="P1" svg:width="0.6cm" svg:height="0.43cm" svg:x="0.003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1" table:end-x="0.6cm" table:end-y="0.46cm" draw:z-index="1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Riteria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51" table:end-x="0.583cm" table:end-y="0.46cm" draw:z-index="85" draw:name="Grafik 6" draw:style-name="gr1" draw:text-style-name="P1" svg:width="0.6cm" svg:height="0.46cm" svg:x="1.67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1" table:end-x="0.59cm" table:end-y="0.46cm" draw:z-index="113" draw:name="Grafik 40" draw:style-name="gr1" draw:text-style-name="P1" svg:width="0.6cm" svg:height="0.46cm" svg:x="1.803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1" table:end-x="0.605cm" table:end-y="0.461cm" draw:z-index="225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poel Haif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51" table:end-x="0.603cm" table:end-y="0.46cm" draw:z-index="68" draw:name="Grafik 13" draw:style-name="gr1" draw:text-style-name="P1" svg:width="0.6cm" svg:height="0.46cm" svg:x="0.0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2" table:end-x="0.6cm" table:end-y="0.461cm" draw:z-index="9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36 Torshavn</text:p>
          </table:table-cell>
          <table:table-cell office:value-type="float" office:value="1">
            <text:p>1</text:p>
          </table:table-cell>
          <table:table-cell office:value-type="string">
            <text:p>1 (4i.E.)</text:p>
            <draw:frame table:end-cell-address="Qualifikation.E52" table:end-x="0.583cm" table:end-y="0.46cm" draw:z-index="153" draw:name="Grafik 51" draw:style-name="gr1" draw:text-style-name="P1" svg:width="0.6cm" svg:height="0.46cm" svg:x="1.67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uopion 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2" table:end-x="0.59cm" table:end-y="0.461cm" draw:z-index="226" draw:name="Grafik 29" draw:style-name="gr1" draw:text-style-name="P1" svg:width="0.6cm" svg:height="0.46cm" svg:x="1.803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talanta Bergam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>
            <draw:frame table:end-cell-address="Qualifikation.M52" table:end-x="0.605cm" table:end-y="0.461cm" draw:z-index="227" draw:name="Grafik 29" draw:style-name="gr1" draw:text-style-name="P1" svg:width="0.6cm" svg:height="0.46cm" svg:x="0.005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alanta Bergam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>
            <draw:frame table:end-cell-address="Qualifikation.Q52" table:end-x="0.603cm" table:end-y="0.461cm" draw:z-index="228" draw:name="Grafik 29" draw:style-name="gr1" draw:text-style-name="P1" svg:width="0.6cm" svg:height="0.46cm" svg:x="0.003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alanta Bergamo</text:p>
          </table:table-cell>
          <table:table-cell office:value-type="float" office:value="0">
            <text:p>0</text:p>
          </table:table-cell>
          <table:table-cell office:value-type="string">
            <text:p>0 (3i.E.)</text:p>
          </table:table-cell>
          <table:table-cell table:number-columns-repeated="1004"/>
        </table:table-row>
        <table:table-row table:style-name="ro1">
          <table:table-cell>
            <draw:frame table:end-cell-address="Qualifikation.A53" table:end-x="0.6cm" table:end-y="0.46cm" draw:z-index="19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´ FC</text:p>
          </table:table-cell>
          <table:table-cell office:value-type="float" office:value="1">
            <text:p>1</text:p>
          </table:table-cell>
          <table:table-cell office:value-type="string">
            <text:p>1 (2i.E.)</text:p>
            <draw:frame table:end-cell-address="Qualifikation.E53" table:end-x="0.583cm" table:end-y="0.46cm" draw:z-index="155" draw:name="Grafik 12" draw:style-name="gr1" draw:text-style-name="P1" svg:width="0.6cm" svg:height="0.46cm" svg:x="1.67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3" table:end-x="0.59cm" table:end-y="0.46cm" draw:z-index="182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raje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53" table:end-x="0.605cm" table:end-y="0.46cm" draw:z-index="108" draw:name="Grafik 39" draw:style-name="gr1" draw:text-style-name="P1" svg:width="0.6cm" svg:height="0.46cm" svg:x="0.00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Sofi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53" table:end-x="0.603cm" table:end-y="0.46cm" draw:z-index="161" draw:name="Grafik 12" draw:style-name="gr1" draw:text-style-name="P1" svg:width="0.6cm" svg:height="0.46cm" svg:x="0.0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string">
            <text:p>0 (4i.E.)</text:p>
          </table:table-cell>
          <table:table-cell table:number-columns-repeated="1004"/>
        </table:table-row>
        <table:table-row table:style-name="ro1">
          <table:table-cell>
            <draw:frame table:end-cell-address="Qualifikation.A54" table:end-x="0.6cm" table:end-y="0.46cm" draw:z-index="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Fiori Fiorentin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E54" table:end-x="0.583cm" table:end-y="0.46cm" draw:z-index="53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4" table:end-x="0.59cm" table:end-y="0.46cm" draw:z-index="107" draw:name="Grafik 39" draw:style-name="gr1" draw:text-style-name="P1" svg:width="0.6cm" svg:height="0.46cm" svg:x="1.803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Sofia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M54" table:end-x="0.605cm" table:end-y="0.46cm" draw:z-index="160" draw:name="Grafik 12" draw:style-name="gr1" draw:text-style-name="P1" svg:width="0.6cm" svg:height="0.46cm" svg:x="0.00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54" table:end-x="0.603cm" table:end-y="0.46cm" draw:z-index="292" draw:name="Grafik 21" draw:style-name="gr1" draw:text-style-name="P1" svg:width="0.6cm" svg:height="0.46cm" svg:x="0.003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akos Pirä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5" table:end-x="0.6cm" table:end-y="0.46cm" draw:z-index="15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55" table:end-x="0.583cm" table:end-y="0.46cm" draw:z-index="156" draw:name="Grafik 12" draw:style-name="gr1" draw:text-style-name="P1" svg:width="0.6cm" svg:height="0.46cm" svg:x="1.67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Nordsjael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55" table:end-x="0.59cm" table:end-y="0.46cm" draw:z-index="229" draw:name="Grafik 36" draw:style-name="gr1" draw:text-style-name="P1" svg:width="0.6cm" svg:height="0.46cm" svg:x="1.803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dmira Wack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5" table:end-x="0.605cm" table:end-y="0.46cm" draw:z-index="291" draw:name="Grafik 21" draw:style-name="gr1" draw:text-style-name="P1" svg:width="0.6cm" svg:height="0.46cm" svg:x="0.0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akos Piräu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Q55" table:end-x="0.603cm" table:end-y="0.46cm" draw:z-index="233" draw:name="Grafik 18" draw:style-name="gr1" draw:text-style-name="P1" svg:width="0.6cm" svg:height="0.46cm" svg:x="0.003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urnley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6" table:end-x="0.6cm" table:end-y="0.46cm" draw:z-index="20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Europa F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6" table:end-x="0.583cm" table:end-y="0.461cm" draw:z-index="38" draw:name="Grafik 49" draw:style-name="gr1" draw:text-style-name="P1" svg:width="0.6cm" svg:height="0.46cm" svg:x="1.67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0">
            <text:p>0</text:p>
          </table:table-cell>
          <table:table-cell office:value-type="string">
            <text:p>1 (1n.V.)</text:p>
            <draw:frame table:end-cell-address="Qualifikation.I56" table:end-x="0.59cm" table:end-y="0.46cm" draw:z-index="114" draw:name="Grafik 40" draw:style-name="gr1" draw:text-style-name="P1" svg:width="0.6cm" svg:height="0.46cm" svg:x="1.803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MF Stjarnan Gardabaer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56" table:end-x="0.605cm" table:end-y="0.43cm" draw:z-index="288" draw:name="Grafik 15" draw:style-name="gr1" draw:text-style-name="P1" svg:width="0.6cm" svg:height="0.43cm" svg:x="0.00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56" table:end-x="0.603cm" table:end-y="0.461cm" draw:z-index="236" draw:name="Grafik 26" draw:style-name="gr1" draw:text-style-name="P1" svg:width="0.6cm" svg:height="0.46cm" svg:x="0.003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ja Ljublj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7" table:end-x="0.6cm" table:end-y="0.461cm" draw:z-index="21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sitin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57" table:end-x="0.583cm" table:end-y="0.461cm" draw:z-index="56" draw:name="Grafik 45" draw:style-name="gr1" draw:text-style-name="P1" svg:width="0.6cm" svg:height="0.46cm" svg:x="1.67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string">
            <text:p>0 (1n.V.)</text:p>
            <draw:frame table:end-cell-address="Qualifikation.I57" table:end-x="0.59cm" table:end-y="0.461cm" draw:z-index="159" draw:name="Grafik 12" draw:style-name="gr1" draw:text-style-name="P1" svg:width="0.6cm" svg:height="0.46cm" svg:x="1.803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>
            <draw:frame table:end-cell-address="Qualifikation.M57" table:end-x="0.605cm" table:end-y="0.461cm" draw:z-index="296" draw:name="Grafik 27" draw:style-name="gr1" draw:text-style-name="P1" svg:width="0.6cm" svg:height="0.46cm" svg:x="0.0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stanbul Basaksehir</text:p>
          </table:table-cell>
          <table:table-cell office:value-type="float" office:value="0">
            <text:p>0</text:p>
          </table:table-cell>
          <table:table-cell office:value-type="string">
            <text:p>0 (0n.V.)</text:p>
          </table:table-cell>
          <table:table-cell>
            <draw:frame table:end-cell-address="Qualifikation.Q57" table:end-x="0.603cm" table:end-y="0.461cm" draw:z-index="310" draw:name="Grafik 46" draw:style-name="gr1" draw:text-style-name="P1" svg:width="0.6cm" svg:height="0.46cm" svg:x="0.003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Trna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58" table:end-x="0.583cm" table:end-y="0.46cm" draw:z-index="82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Pljevlj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58" table:end-x="0.59cm" table:end-y="0.461cm" draw:z-index="230" draw:name="Grafik 23" draw:style-name="gr1" draw:text-style-name="P1" svg:width="0.6cm" svg:height="0.46cm" svg:x="1.803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58" table:end-x="0.605cm" table:end-y="0.461cm" draw:z-index="232" draw:name="Grafik 18" draw:style-name="gr1" draw:text-style-name="P1" svg:width="0.6cm" svg:height="0.46cm" svg:x="0.00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urnley</text:p>
          </table:table-cell>
          <table:table-cell office:value-type="float" office:value="0">
            <text:p>0</text:p>
          </table:table-cell>
          <table:table-cell office:value-type="string">
            <text:p>0 (1n.V.)</text:p>
          </table:table-cell>
          <table:table-cell>
            <draw:frame table:end-cell-address="Qualifikation.Q58" table:end-x="0.603cm" table:end-y="0.46cm" draw:z-index="142" draw:name="Grafik 35" draw:style-name="gr1" draw:text-style-name="P1" svg:width="0.6cm" svg:height="0.46cm" svg:x="0.0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59" table:end-x="0.583cm" table:end-y="0.46cm" draw:z-index="136" draw:name="Grafik 35" draw:style-name="gr1" draw:text-style-name="P1" svg:width="0.6cm" svg:height="0.46cm" svg:x="1.6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tiza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59" table:end-x="0.59cm" table:end-y="0.461cm" draw:z-index="231" draw:name="Grafik 18" draw:style-name="gr1" draw:text-style-name="P1" svg:width="0.6cm" svg:height="0.46cm" svg:x="1.80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Burnley</text:p>
          </table:table-cell>
          <table:table-cell office:value-type="float" office:value="1">
            <text:p>1</text:p>
          </table:table-cell>
          <table:table-cell office:value-type="string">
            <text:p>1 (3n.V.)</text:p>
          </table:table-cell>
          <table:table-cell>
            <draw:frame table:end-cell-address="Qualifikation.M59" table:end-x="0.605cm" table:end-y="0.461cm" draw:z-index="235" draw:name="Grafik 26" draw:style-name="gr1" draw:text-style-name="P1" svg:width="0.6cm" svg:height="0.46cm" svg:x="0.00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Qualifikation.Q59" table:end-x="0.603cm" table:end-y="0.461cm" draw:z-index="240" draw:name="Grafik 27" draw:style-name="gr1" draw:text-style-name="P1" svg:width="0.6cm" svg:height="0.46cm" svg:x="0.003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siktas Istanbu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0" table:end-x="0.583cm" table:end-y="0.46cm" draw:z-index="17" draw:name="Grafik 53" draw:style-name="gr1" draw:text-style-name="P1" svg:width="0.6cm" svg:height="0.46cm" svg:x="1.67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Riteri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0" table:end-x="0.59cm" table:end-y="0.461cm" draw:z-index="234" draw:name="Grafik 26" draw:style-name="gr1" draw:text-style-name="P1" svg:width="0.6cm" svg:height="0.46cm" svg:x="1.803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limpija Ljublja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>
            <draw:frame table:end-cell-address="Qualifikation.M60" table:end-x="0.605cm" table:end-y="0.46cm" draw:z-index="297" draw:name="Grafik 51" draw:style-name="gr1" draw:text-style-name="P1" svg:width="0.6cm" svg:height="0.46cm" svg:x="0.00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60" table:end-x="0.603cm" table:end-y="0.46cm" draw:z-index="274" draw:name="Grafik 36" draw:style-name="gr1" draw:text-style-name="P1" svg:width="0.6cm" svg:height="0.46cm" svg:x="0.003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pid W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1" table:end-x="0.583cm" table:end-y="0.461cm" draw:z-index="88" draw:name="Grafik 24" draw:style-name="gr1" draw:text-style-name="P1" svg:width="0.6cm" svg:height="0.46cm" svg:x="1.6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rtysch Pawloda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61" table:end-x="0.59cm" table:end-y="0.461cm" draw:z-index="237" draw:name="Grafik 9" draw:style-name="gr1" draw:text-style-name="P1" svg:width="0.6cm" svg:height="0.46cm" svg:x="1.803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Crusad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1" table:end-x="0.605cm" table:end-y="0.461cm" draw:z-index="158" draw:name="Grafik 12" draw:style-name="gr1" draw:text-style-name="P1" svg:width="0.6cm" svg:height="0.46cm" svg:x="0.005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Nordsjael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Q61" table:end-x="0.603cm" table:end-y="0.461cm" draw:z-index="245" draw:name="Grafik 20" draw:style-name="gr1" draw:text-style-name="P1" svg:width="0.6cm" svg:height="0.46cm" svg:x="0.0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2" table:end-x="0.583cm" table:end-y="0.46cm" draw:z-index="11" draw:name="Grafik 3" draw:style-name="gr1" draw:text-style-name="P1" svg:width="0.6cm" svg:height="0.46cm" svg:x="1.67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36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62" table:end-x="0.59cm" table:end-y="0.46cm" draw:z-index="157" draw:name="Grafik 12" draw:style-name="gr1" draw:text-style-name="P1" svg:width="0.6cm" svg:height="0.46cm" svg:x="1.8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Nordsjaelland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2" table:end-x="0.605cm" table:end-y="0.46cm" draw:z-index="141" draw:name="Grafik 35" draw:style-name="gr1" draw:text-style-name="P1" svg:width="0.6cm" svg:height="0.46cm" svg:x="0.00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Q62" table:end-x="0.603cm" table:end-y="0.461cm" draw:z-index="248" draw:name="Grafik 41" draw:style-name="gr1" draw:text-style-name="P1" svg:width="0.6cm" svg:height="0.46cm" svg:x="0.003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C Gen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3" table:end-x="0.583cm" table:end-y="0.46cm" draw:z-index="81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FK Tito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3" table:end-x="0.59cm" table:end-y="0.461cm" draw:z-index="58" draw:name="Grafik 45" draw:style-name="gr1" draw:text-style-name="P1" svg:width="0.6cm" svg:height="0.46cm" svg:x="1.803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IK Soln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5cm" table:end-y="0.461cm" draw:z-index="239" draw:name="Grafik 27" draw:style-name="gr1" draw:text-style-name="P1" svg:width="0.6cm" svg:height="0.46cm" svg:x="0.0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siktas Istanbu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63" table:end-x="0.603cm" table:end-y="0.461cm" draw:z-index="295" draw:name="Grafik 12" draw:style-name="gr1" draw:text-style-name="P1" svg:width="0.6cm" svg:height="0.46cm" svg:x="0.003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4" table:end-x="0.583cm" table:end-y="0.46cm" draw:z-index="166" draw:name="Grafik 5" draw:style-name="gr1" draw:text-style-name="P1" svg:width="0.6cm" svg:height="0.46cm" svg:x="1.67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alzan Youth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  <draw:frame table:end-cell-address="Qualifikation.I64" table:end-x="0.59cm" table:end-y="0.46cm" draw:z-index="140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rtizan Belgrad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4" table:end-x="0.605cm" table:end-y="0.46cm" draw:z-index="272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zer AS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64" table:end-x="0.603cm" table:end-y="0.46cm" draw:z-index="299" draw:name="Grafik 34" draw:style-name="gr1" draw:text-style-name="P1" svg:width="0.6cm" svg:height="0.46cm" svg:x="0.003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5" table:end-x="0.583cm" table:end-y="0.461cm" draw:z-index="93" draw:name="Grafik 11" draw:style-name="gr1" draw:text-style-name="P1" svg:width="0.6cm" svg:height="0.46cm" svg:x="1.6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eshla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65" table:end-x="0.59cm" table:end-y="0.461cm" draw:z-index="18" draw:name="Grafik 53" draw:style-name="gr1" draw:text-style-name="P1" svg:width="0.6cm" svg:height="0.46cm" svg:x="1.8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Riteri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5" table:end-x="0.605cm" table:end-y="0.461cm" draw:z-index="31" draw:name="Grafik 46" draw:style-name="gr1" draw:text-style-name="P1" svg:width="0.6cm" svg:height="0.46cm" svg:x="0.00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lovan Bratisla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Q65" table:end-x="0.603cm" table:end-y="0.461cm" draw:z-index="252" draw:name="Grafik 17" draw:style-name="gr1" draw:text-style-name="P1" svg:width="0.6cm" svg:height="0.46cm" svg:x="0.003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RB Leipzi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6" table:end-x="0.583cm" table:end-y="0.46cm" draw:z-index="79" draw:name="Grafik 31" draw:style-name="gr1" draw:text-style-name="P1" svg:width="0.6cm" svg:height="0.46cm" svg:x="1.67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ilsami Orh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66" table:end-x="0.59cm" table:end-y="0.46cm" draw:z-index="12" draw:name="Grafik 3" draw:style-name="gr1" draw:text-style-name="P1" svg:width="0.6cm" svg:height="0.46cm" svg:x="1.803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36 Torshav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6" table:end-x="0.605cm" table:end-y="0.46cm" draw:z-index="273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pid Wi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Q66" table:end-x="0.603cm" table:end-y="0.46cm" draw:z-index="303" draw:name="Grafik 37" draw:style-name="gr1" draw:text-style-name="P1" svg:width="0.6cm" svg:height="0.46cm" svg:x="0.003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senborg Trondhe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7" table:end-x="0.583cm" table:end-y="0.461cm" draw:z-index="24" draw:name="Grafik 46" draw:style-name="gr1" draw:text-style-name="P1" svg:width="0.6cm" svg:height="0.46cm" svg:x="1.67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  <draw:frame table:end-cell-address="Qualifikation.I67" table:end-x="0.59cm" table:end-y="0.461cm" draw:z-index="238" draw:name="Grafik 27" draw:style-name="gr1" draw:text-style-name="P1" svg:width="0.6cm" svg:height="0.46cm" svg:x="1.803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siktas Istanbu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>
            <draw:frame table:end-cell-address="Qualifikation.M67" table:end-x="0.605cm" table:end-y="0.461cm" draw:z-index="242" draw:name="Grafik 22" draw:style-name="gr1" draw:text-style-name="P1" svg:width="0.6cm" svg:height="0.46cm" svg:x="0.005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67" table:end-x="0.603cm" table:end-y="0.461cm" draw:z-index="311" draw:name="Grafik 32" draw:style-name="gr1" draw:text-style-name="P1" svg:width="0.6cm" svg:height="0.46cm" svg:x="0.003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8" table:end-x="0.583cm" table:end-y="0.46cm" draw:z-index="154" draw:name="Grafik 51" draw:style-name="gr1" draw:text-style-name="P1" svg:width="0.6cm" svg:height="0.46cm" svg:x="1.67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ampereen Ilv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8" table:end-x="0.59cm" table:end-y="0.46cm" draw:z-index="167" draw:name="Grafik 5" draw:style-name="gr1" draw:text-style-name="P1" svg:width="0.6cm" svg:height="0.46cm" svg:x="1.803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lzan Youth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68" table:end-x="0.605cm" table:end-y="0.46cm" draw:z-index="244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68" table:end-x="0.603cm" table:end-y="0.46cm" draw:z-index="305" draw:name="Grafik 41" draw:style-name="gr1" draw:text-style-name="P1" svg:width="0.6cm" svg:height="0.46cm" svg:x="0.00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KAA Gent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9" table:end-x="0.583cm" table:end-y="0.461cm" draw:z-index="105" draw:name="Grafik 39" draw:style-name="gr1" draw:text-style-name="P1" svg:width="0.6cm" svg:height="0.46cm" svg:x="1.6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Sof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69" table:end-x="0.59cm" table:end-y="0.461cm" draw:z-index="30" draw:name="Grafik 46" draw:style-name="gr1" draw:text-style-name="P1" svg:width="0.6cm" svg:height="0.46cm" svg:x="1.803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9" table:end-x="0.605cm" table:end-y="0.461cm" draw:z-index="247" draw:name="Grafik 41" draw:style-name="gr1" draw:text-style-name="P1" svg:width="0.6cm" svg:height="0.46cm" svg:x="0.005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KRC Genk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69" table:end-x="0.603cm" table:end-y="0.461cm" draw:z-index="261" draw:name="Grafik 30" draw:style-name="gr1" draw:text-style-name="P1" svg:width="0.6cm" svg:height="0.46cm" svg:x="0.003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s Bordeau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0" table:end-x="0.583cm" table:end-y="0.46cm" draw:z-index="168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Velenj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  <draw:frame table:end-cell-address="Qualifikation.I70" table:end-x="0.59cm" table:end-y="0.46cm" draw:z-index="241" draw:name="Grafik 22" draw:style-name="gr1" draw:text-style-name="P1" svg:width="0.6cm" svg:height="0.46cm" svg:x="1.803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70" table:end-x="0.605cm" table:end-y="0.461cm" draw:z-index="75" draw:name="Grafik 38" draw:style-name="gr1" draw:text-style-name="P1" svg:width="0.6cm" svg:height="0.46cm" svg:x="0.00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70" table:end-x="0.603cm" table:end-y="0.46cm" draw:z-index="49" draw:name="Grafik 23" draw:style-name="gr1" draw:text-style-name="P1" svg:width="0.6cm" svg:height="0.46cm" svg:x="0.0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Glasgow Rangers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1" table:end-x="0.583cm" table:end-y="0.461cm" draw:z-index="5" draw:name="Grafik 10" draw:style-name="gr1" draw:text-style-name="P1" svg:width="0.6cm" svg:height="0.46cm" svg:x="1.67cm" svg:y="0.00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Tre Fiori Fiorent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71" table:end-x="0.59cm" table:end-y="0.461cm" draw:z-index="109" draw:name="Grafik 39" draw:style-name="gr1" draw:text-style-name="P1" svg:width="0.6cm" svg:height="0.46cm" svg:x="1.80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Sofi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1" table:end-x="0.605cm" table:end-y="0.46cm" draw:z-index="139" draw:name="Grafik 35" draw:style-name="gr1" draw:text-style-name="P1" svg:width="0.6cm" svg:height="0.46cm" svg:x="0.00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Spartak Subot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71" table:end-x="0.603cm" table:end-y="0.46cm" draw:z-index="264" draw:name="Grafik 16" draw:style-name="gr1" draw:text-style-name="P1" svg:width="0.6cm" svg:height="0.46cm" svg:x="0.003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Uf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2" table:end-x="0.583cm" table:end-y="0.46cm" draw:z-index="145" draw:name="Grafik 47" draw:style-name="gr1" draw:text-style-name="P1" svg:width="0.6cm" svg:height="0.46cm" svg:x="1.67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string">
            <text:p>0 (5i.E.)</text:p>
            <draw:frame table:end-cell-address="Qualifikation.I72" table:end-x="0.59cm" table:end-y="0.46cm" draw:z-index="171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Velenje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72" table:end-x="0.605cm" table:end-y="0.46cm" draw:z-index="294" draw:name="Grafik 12" draw:style-name="gr1" draw:text-style-name="P1" svg:width="0.6cm" svg:height="0.46cm" svg:x="0.00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3" table:end-x="0.583cm" table:end-y="0.461cm" draw:z-index="22" draw:name="Grafik 4" draw:style-name="gr1" draw:text-style-name="P1" svg:width="0.6cm" svg:height="0.46cm" svg:x="1.67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Prsitina</text:p>
          </table:table-cell>
          <table:table-cell office:value-type="float" office:value="0">
            <text:p>0</text:p>
          </table:table-cell>
          <table:table-cell office:value-type="string">
            <text:p>0 (4i.E.)</text:p>
            <draw:frame table:end-cell-address="Qualifikation.I73" table:end-x="0.59cm" table:end-y="0.461cm" draw:z-index="243" draw:name="Grafik 20" draw:style-name="gr1" draw:text-style-name="P1" svg:width="0.6cm" svg:height="0.46cm" svg:x="1.8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M73" table:end-x="0.605cm" table:end-y="0.46cm" draw:z-index="298" draw:name="Grafik 34" draw:style-name="gr1" draw:text-style-name="P1" svg:width="0.6cm" svg:height="0.46cm" svg:x="0.00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4" table:end-x="0.583cm" table:end-y="0.46cm" draw:z-index="175" draw:name="Grafik 7" draw:style-name="gr1" draw:text-style-name="P1" svg:width="0.6cm" svg:height="0.46cm" svg:x="1.67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onnah´s Qu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74" table:end-x="0.59cm" table:end-y="0.46cm" draw:z-index="246" draw:name="Grafik 41" draw:style-name="gr1" draw:text-style-name="P1" svg:width="0.6cm" svg:height="0.46cm" svg:x="1.80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C Gen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>
            <draw:frame table:end-cell-address="Qualifikation.M74" table:end-x="0.605cm" table:end-y="0.46cm" draw:z-index="300" draw:name="Grafik 19" draw:style-name="gr1" draw:text-style-name="P1" svg:width="0.6cm" svg:height="0.46cm" svg:x="0.00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5" table:end-x="0.583cm" table:end-y="0.461cm" draw:z-index="41" draw:name="Grafik 33" draw:style-name="gr1" draw:text-style-name="P1" svg:width="0.6cm" svg:height="0.46cm" svg:x="1.6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zjor Salihors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75" table:end-x="0.59cm" table:end-y="0.461cm" draw:z-index="149" draw:name="Grafik 47" draw:style-name="gr1" draw:text-style-name="P1" svg:width="0.6cm" svg:height="0.46cm" svg:x="1.8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5" table:end-x="0.605cm" table:end-y="0.461cm" draw:z-index="251" draw:name="Grafik 17" draw:style-name="gr1" draw:text-style-name="P1" svg:width="0.6cm" svg:height="0.46cm" svg:x="0.005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3" office:value-type="string">
            <text:p>RB Leipzi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6" table:end-x="0.583cm" table:end-y="0.46cm" draw:z-index="116" draw:name="Grafik 38" draw:style-name="gr1" draw:text-style-name="P1" svg:width="0.6cm" svg:height="0.46cm" svg:x="1.67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ch Po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6" table:end-x="0.59cm" table:end-y="0.461cm" draw:z-index="42" draw:name="Grafik 33" draw:style-name="gr1" draw:text-style-name="P1" svg:width="0.6cm" svg:height="0.46cm" svg:x="1.80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zjor Salihorsk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76" table:end-x="0.605cm" table:end-y="0.46cm" draw:z-index="293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Universitatea Craiov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7" table:end-x="0.583cm" table:end-y="0.461cm" draw:z-index="124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andzasar Kap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77" table:end-x="0.59cm" table:end-y="0.461cm" draw:z-index="74" draw:name="Grafik 38" draw:style-name="gr1" draw:text-style-name="P1" svg:width="0.6cm" svg:height="0.46cm" svg:x="1.803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ech Posen</text:p>
          </table:table-cell>
          <table:table-cell office:value-type="float" office:value="1">
            <text:p>1</text:p>
          </table:table-cell>
          <table:table-cell office:value-type="string">
            <text:p>1 (3n.V.)</text:p>
          </table:table-cell>
          <table:table-cell>
            <draw:frame table:end-cell-address="Qualifikation.M77" table:end-x="0.605cm" table:end-y="0.46cm" draw:z-index="301" draw:name="Grafik 49" draw:style-name="gr1" draw:text-style-name="P1" svg:width="0.6cm" svg:height="0.46cm" svg:x="0.00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8" table:end-x="0.583cm" table:end-y="0.46cm" draw:z-index="137" draw:name="Grafik 35" draw:style-name="gr1" draw:text-style-name="P1" svg:width="0.6cm" svg:height="0.46cm" svg:x="1.6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partak Subot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8" table:end-x="0.59cm" table:end-y="0.46cm" draw:z-index="138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partak Subotic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78" table:end-x="0.605cm" table:end-y="0.46cm" draw:z-index="302" draw:name="Grafik 37" draw:style-name="gr1" draw:text-style-name="P1" svg:width="0.6cm" svg:height="0.46cm" svg:x="0.00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senborg Trondhei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9" table:end-x="0.583cm" table:end-y="0.46cm" draw:z-index="52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C Colera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79" table:end-x="0.59cm" table:end-y="0.461cm" draw:z-index="249" draw:name="Grafik 14" draw:style-name="gr1" draw:text-style-name="P1" svg:width="0.6cm" svg:height="0.46cm" svg:x="1.803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arta Pra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9" table:end-x="0.605cm" table:end-y="0.461cm" draw:z-index="254" draw:name="Grafik 38" draw:style-name="gr1" draw:text-style-name="P1" svg:width="0.6cm" svg:height="0.46cm" svg:x="0.00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Jagiellonia Bialysto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0" table:end-x="0.583cm" table:end-y="0.46cm" draw:z-index="163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0" table:end-x="0.59cm" table:end-y="0.46cm" draw:z-index="250" draw:name="Grafik 17" draw:style-name="gr1" draw:text-style-name="P1" svg:width="0.6cm" svg:height="0.46cm" svg:x="1.80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Leipzi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M80" table:end-x="0.605cm" table:end-y="0.46cm" draw:z-index="304" draw:name="Grafik 41" draw:style-name="gr1" draw:text-style-name="P1" svg:width="0.6cm" svg:height="0.46cm" svg:x="0.00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1" table:end-x="0.583cm" table:end-y="0.46cm" draw:z-index="55" draw:name="Grafik 45" draw:style-name="gr1" draw:text-style-name="P1" svg:width="0.6cm" svg:height="0.46cm" svg:x="1.67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K Häck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81" table:end-x="0.59cm" table:end-y="0.46cm" draw:z-index="57" draw:name="Grafik 45" draw:style-name="gr1" draw:text-style-name="P1" svg:width="0.6cm" svg:height="0.46cm" svg:x="1.8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K Häck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1" table:end-x="0.605cm" table:end-y="0.461cm" draw:z-index="258" draw:name="Grafik 34" draw:style-name="gr1" draw:text-style-name="P1" svg:width="0.6cm" svg:height="0.46cm" svg:x="0.005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ariupol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2" table:end-x="0.583cm" table:end-y="0.46cm" draw:z-index="164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Ventspil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  <draw:frame table:end-cell-address="Qualifikation.I82" table:end-x="0.59cm" table:end-y="0.46cm" draw:z-index="253" draw:name="Grafik 38" draw:style-name="gr1" draw:text-style-name="P1" svg:width="0.6cm" svg:height="0.46cm" svg:x="1.80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82" table:end-x="0.605cm" table:end-y="0.46cm" draw:z-index="260" draw:name="Grafik 30" draw:style-name="gr1" draw:text-style-name="P1" svg:width="0.6cm" svg:height="0.46cm" svg:x="0.00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s Bordea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3" table:end-x="0.583cm" table:end-y="0.46cm" draw:z-index="70" draw:name="Grafik 44" draw:style-name="gr1" draw:text-style-name="P1" svg:width="0.6cm" svg:height="0.46cm" svg:x="1.67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uftetari Gjirokas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I83" table:end-x="0.59cm" table:end-y="0.461cm" draw:z-index="255" draw:name="Grafik 19" draw:style-name="gr1" draw:text-style-name="P1" svg:width="0.6cm" svg:height="0.46cm" svg:x="1.803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Rio Av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M83" table:end-x="0.605cm" table:end-y="0.46cm" draw:z-index="48" draw:name="Grafik 23" draw:style-name="gr1" draw:text-style-name="P1" svg:width="0.6cm" svg:height="0.46cm" svg:x="0.005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Glasgow Rang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4" table:end-x="0.583cm" table:end-y="0.461cm" draw:z-index="78" draw:name="Grafik 31" draw:style-name="gr1" draw:text-style-name="P1" svg:width="0.6cm" svg:height="0.46cm" svg:x="1.6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etrocub Hincest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84" table:end-x="0.59cm" table:end-y="0.461cm" draw:z-index="256" draw:name="Grafik 45" draw:style-name="gr1" draw:text-style-name="P1" svg:width="0.6cm" svg:height="0.46cm" svg:x="1.803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jurgardens IF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84" table:end-x="0.605cm" table:end-y="0.461cm" draw:z-index="173" draw:name="Grafik 26" draw:style-name="gr1" draw:text-style-name="P1" svg:width="0.6cm" svg:height="0.46cm" svg:x="0.00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5" table:end-x="0.583cm" table:end-y="0.46cm" draw:z-index="176" draw:name="Grafik 22" draw:style-name="gr1" draw:text-style-name="P1" svg:width="0.6cm" svg:height="0.46cm" svg:x="1.67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Osije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85" table:end-x="0.59cm" table:end-y="0.461cm" draw:z-index="257" draw:name="Grafik 34" draw:style-name="gr1" draw:text-style-name="P1" svg:width="0.6cm" svg:height="0.46cm" svg:x="1.803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Mariupol</text:p>
          </table:table-cell>
          <table:table-cell office:value-type="float" office:value="1">
            <text:p>1</text:p>
          </table:table-cell>
          <table:table-cell office:value-type="string">
            <text:p>1 (2n.V.)</text:p>
          </table:table-cell>
          <table:table-cell>
            <draw:frame table:end-cell-address="Qualifikation.M85" table:end-x="0.605cm" table:end-y="0.46cm" draw:z-index="263" draw:name="Grafik 16" draw:style-name="gr1" draw:text-style-name="P1" svg:width="0.6cm" svg:height="0.46cm" svg:x="0.0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Ufa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6" table:end-x="0.583cm" table:end-y="0.461cm" draw:z-index="46" draw:name="Grafik 23" draw:style-name="gr1" draw:text-style-name="P1" svg:width="0.6cm" svg:height="0.46cm" svg:x="1.6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86" table:end-x="0.59cm" table:end-y="0.461cm" draw:z-index="165" draw:name="Grafik 50" draw:style-name="gr1" draw:text-style-name="P1" svg:width="0.6cm" svg:height="0.46cm" svg:x="1.803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Ventspil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6" table:end-x="0.605cm" table:end-y="0.461cm" draw:z-index="148" draw:name="Grafik 47" draw:style-name="gr1" draw:text-style-name="P1" svg:width="0.6cm" svg:height="0.46cm" svg:x="0.00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7" table:end-x="0.583cm" table:end-y="0.46cm" draw:z-index="128" draw:name="Grafik 32" draw:style-name="gr1" draw:text-style-name="P1" svg:width="0.6cm" svg:height="0.46cm" svg:x="1.67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Shkupi 19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87" table:end-x="0.59cm" table:end-y="0.461cm" draw:z-index="259" draw:name="Grafik 30" draw:style-name="gr1" draw:text-style-name="P1" svg:width="0.6cm" svg:height="0.46cm" svg:x="1.803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irondis Bordea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8" table:end-x="0.583cm" table:end-y="0.461cm" draw:z-index="34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8" table:end-x="0.59cm" table:end-y="0.461cm" draw:z-index="177" draw:name="Grafik 22" draw:style-name="gr1" draw:text-style-name="P1" svg:width="0.6cm" svg:height="0.46cm" svg:x="1.803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Osije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9" table:end-x="0.583cm" table:end-y="0.46cm" draw:z-index="131" draw:name="Grafik 25" draw:style-name="gr1" draw:text-style-name="P1" svg:width="0.6cm" svg:height="0.46cm" svg:x="1.67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89" table:end-x="0.59cm" table:end-y="0.46cm" draw:z-index="47" draw:name="Grafik 23" draw:style-name="gr1" draw:text-style-name="P1" svg:width="0.6cm" svg:height="0.46cm" svg:x="1.8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0" table:end-x="0.583cm" table:end-y="0.46cm" draw:z-index="71" draw:name="Grafik 44" draw:style-name="gr1" draw:text-style-name="P1" svg:width="0.6cm" svg:height="0.46cm" svg:x="1.67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Partizani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90" table:end-x="0.59cm" table:end-y="0.461cm" draw:z-index="35" draw:name="Grafik 43" draw:style-name="gr1" draw:text-style-name="P1" svg:width="0.6cm" svg:height="0.46cm" svg:x="1.803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schichura Satschchere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1" table:end-x="0.583cm" table:end-y="0.46cm" draw:z-index="169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91" table:end-x="0.59cm" table:end-y="0.46cm" draw:z-index="172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2" table:end-x="0.583cm" table:end-y="0.461cm" draw:z-index="178" draw:name="Grafik 54" draw:style-name="gr1" draw:text-style-name="P1" svg:width="0.6cm" svg:height="0.46cm" svg:x="1.67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92" table:end-x="0.59cm" table:end-y="0.46cm" draw:z-index="262" draw:name="Grafik 16" draw:style-name="gr1" draw:text-style-name="P1" svg:width="0.6cm" svg:height="0.46cm" svg:x="1.803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Uf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3" table:end-x="0.583cm" table:end-y="0.46cm" draw:z-index="170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93" table:end-x="0.59cm" table:end-y="0.46cm" draw:z-index="174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4" table:end-x="0.583cm" table:end-y="0.461cm" draw:z-index="129" draw:name="Grafik 32" draw:style-name="gr1" draw:text-style-name="P1" svg:width="0.6cm" svg:height="0.46cm" svg:x="1.6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abotnicki Skopj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94" table:end-x="0.59cm" table:end-y="0.461cm" draw:z-index="118" draw:name="Grafik 52" draw:style-name="gr1" draw:text-style-name="P1" svg:width="0.6cm" svg:height="0.46cm" svg:x="1.803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5" table:end-x="0.583cm" table:end-y="0.461cm" draw:z-index="117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95" table:end-x="0.59cm" table:end-y="0.46cm" draw:z-index="147" draw:name="Grafik 47" draw:style-name="gr1" draw:text-style-name="P1" svg:width="0.6cm" svg:height="0.46cm" svg:x="1.803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6" table:end-x="0.583cm" table:end-y="0.461cm" draw:z-index="94" draw:name="Grafik 11" draw:style-name="gr1" draw:text-style-name="P1" svg:width="0.6cm" svg:height="0.46cm" svg:x="1.6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97" table:end-x="0.583cm" table:end-y="0.46cm" draw:z-index="146" draw:name="Grafik 47" draw:style-name="gr1" draw:text-style-name="P1" svg:width="0.6cm" svg:height="0.46cm" svg:x="1.67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row table:style-name="ro2" table:number-rows-repeated="2">
          <table:table-cell table:number-columns-repeated="23"/>
        </table:table-row>
        <table:table-row table:style-name="ro2">
          <table:table-cell table:style-name="ce5" office:value-type="string">
            <text:p>Gruppe A</text:p>
          </table:table-cell>
          <table:table-cell table:style-name="ce5"/>
          <table:table-cell table:style-name="ce6" table:number-columns-repeated="10"/>
          <table:table-cell table:style-name="ce5" office:value-type="string">
            <text:p>Gruppe G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LEV</text:p>
          </table:table-cell>
          <table:table-cell table:style-name="ce6" office:value-type="string">
            <text:p>ZÜR</text:p>
          </table:table-cell>
          <table:table-cell table:style-name="ce6" office:value-type="string">
            <text:p>LAR</text:p>
          </table:table-cell>
          <table:table-cell table:style-name="ce6" office:value-type="string">
            <text:p>LUD</text:p>
          </table:table-cell>
          <table:table-cell table:style-name="ce6" table:number-columns-repeated="8"/>
          <table:table-cell table:style-name="ce6" office:value-type="string">
            <text:p>VIL</text:p>
          </table:table-cell>
          <table:table-cell table:style-name="ce6" office:value-type="string">
            <text:p>RAP</text:p>
          </table:table-cell>
          <table:table-cell table:style-name="ce6" office:value-type="string">
            <text:p>RAN</text:p>
          </table:table-cell>
          <table:table-cell table:style-name="ce6" office:value-type="string">
            <text:p>SPM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5" table:end-x="0.635cm" table:end-y="0.461cm" draw:z-index="0" draw:name="Grafik 17" draw:style-name="gr1" draw:text-style-name="P1" svg:width="0.6cm" svg:height="0.46cm" svg:x="0.035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Bayer 04 Leverkusen</text:p>
          </table:table-cell>
          <table:table-cell table:style-name="ce6" office:value-type="string">
            <text:p>16:9</text:p>
          </table:table-cell>
          <table:table-cell table:style-name="ce6" office:value-type="string">
            <text:p>13</text:p>
          </table:table-cell>
          <table:table-cell table:style-name="ce6"/>
          <table:table-cell table:style-name="ce6" office:value-type="string">
            <text:p>LEV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4:2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5" table:end-x="0.626cm" table:end-y="0.461cm" draw:z-index="21" draw:name="Grafik 28" draw:style-name="gr1" draw:text-style-name="P1" svg:width="0.6cm" svg:height="0.46cm" svg:x="0.026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Villarreal</text:p>
          </table:table-cell>
          <table:table-cell table:style-name="ce6" office:value-type="string">
            <text:p>12:5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VIL</text:p>
          </table:table-cell>
          <table:table-cell table:style-name="ce6" office:value-type="string">
            <text:p>-</text:p>
          </table:table-cell>
          <table:table-cell table:style-name="ce6" office:value-type="string">
            <text:p>5:0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2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6" table:end-x="0.635cm" table:end-y="0.43cm" draw:z-index="3" draw:name="Grafik 15" draw:style-name="gr1" draw:text-style-name="P1" svg:width="0.6cm" svg:height="0.43cm" svg:x="0.03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Zürich</text:p>
          </table:table-cell>
          <table:table-cell table:style-name="ce6" office:value-type="string">
            <text:p>7:6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ZÜR</text:p>
          </table:table-cell>
          <table:table-cell table:style-name="ce6" office:value-type="string">
            <text:p>3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6" table:end-x="0.626cm" table:end-y="0.46cm" draw:z-index="5" draw:name="Grafik 36" draw:style-name="gr1" draw:text-style-name="P1" svg:width="0.6cm" svg:height="0.46cm" svg:x="0.026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6" office:value-type="string">
            <text:p>Rapid Wien</text:p>
          </table:table-cell>
          <table:table-cell table:style-name="ce6" office:value-type="string">
            <text:p>6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RAP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0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7" table:end-x="0.635cm" table:end-y="0.46cm" draw:z-index="36" draw:name="Grafik 13" draw:style-name="gr1" draw:text-style-name="P1" svg:width="0.6cm" svg:height="0.46cm" svg:x="0.03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6" office:value-type="string">
            <text:p>AEK Larnaka</text:p>
          </table:table-cell>
          <table:table-cell table:style-name="ce6" office:value-type="string">
            <text:p>6:12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LAR</text:p>
          </table:table-cell>
          <table:table-cell table:style-name="ce6" office:value-type="string">
            <text:p>1:5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7" table:end-x="0.626cm" table:end-y="0.46cm" draw:z-index="7" draw:name="Grafik 23" draw:style-name="gr1" draw:text-style-name="P1" svg:width="0.6cm" svg:height="0.46cm" svg:x="0.026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6" office:value-type="string">
            <text:p>Glasgow Rangers</text:p>
          </table:table-cell>
          <table:table-cell table:style-name="ce6" office:value-type="string">
            <text:p>8:8</text:p>
          </table:table-cell>
          <table:table-cell table:style-name="ce6" office:value-type="string">
            <text:p>6</text:p>
          </table:table-cell>
          <table:table-cell table:style-name="ce6"/>
          <table:table-cell table:style-name="ce6" office:value-type="string">
            <text:p>RAN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0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8" table:end-x="0.635cm" table:end-y="0.461cm" draw:z-index="42" draw:name="Grafik 39" draw:style-name="gr1" draw:text-style-name="P1" svg:width="0.6cm" svg:height="0.46cm" svg:x="0.03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6" office:value-type="string">
            <text:p>Ludogorez Rasgrad</text:p>
          </table:table-cell>
          <table:table-cell table:style-name="ce6" office:value-type="string">
            <text:p>5:7</text:p>
          </table:table-cell>
          <table:table-cell table:style-name="ce6" office:value-type="string">
            <text:p>4</text:p>
          </table:table-cell>
          <table:table-cell table:style-name="ce6"/>
          <table:table-cell table:style-name="ce6" office:value-type="string">
            <text:p>LUD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8" table:end-x="0.626cm" table:end-y="0.461cm" draw:z-index="9" draw:name="Grafik 16" draw:style-name="gr1" draw:text-style-name="P1" svg:width="0.6cm" svg:height="0.46cm" svg:x="0.026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 Moskau</text:p>
          </table:table-cell>
          <table:table-cell table:style-name="ce6" office:value-type="string">
            <text:p>8:12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SPM</text:p>
          </table:table-cell>
          <table:table-cell table:style-name="ce6" office:value-type="string">
            <text:p>3:3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4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B</text:p>
          </table:table-cell>
          <table:table-cell table:style-name="ce6" table:number-columns-repeated="11"/>
          <table:table-cell table:style-name="ce5" office:value-type="string">
            <text:p>Gruppe H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SAL</text:p>
          </table:table-cell>
          <table:table-cell table:style-name="ce6" office:value-type="string">
            <text:p>CEL</text:p>
          </table:table-cell>
          <table:table-cell table:style-name="ce6" office:value-type="string">
            <text:p>RBL</text:p>
          </table:table-cell>
          <table:table-cell table:style-name="ce6" office:value-type="string">
            <text:p>TRO</text:p>
          </table:table-cell>
          <table:table-cell table:style-name="ce6" table:number-columns-repeated="8"/>
          <table:table-cell table:style-name="ce6" office:value-type="string">
            <text:p>FRA</text:p>
          </table:table-cell>
          <table:table-cell table:style-name="ce6" office:value-type="string">
            <text:p>LAZ</text:p>
          </table:table-cell>
          <table:table-cell table:style-name="ce6" office:value-type="string">
            <text:p>APO</text:p>
          </table:table-cell>
          <table:table-cell table:style-name="ce6" office:value-type="string">
            <text:p>OM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12" table:end-x="0.635cm" table:end-y="0.46cm" draw:z-index="4" draw:name="Grafik 36" draw:style-name="gr1" draw:text-style-name="P1" svg:width="0.6cm" svg:height="0.46cm" svg:x="0.03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6" office:value-type="string">
            <text:p>Red Bull Salzburg</text:p>
          </table:table-cell>
          <table:table-cell table:style-name="ce6" office:value-type="string">
            <text:p>17:6</text:p>
          </table:table-cell>
          <table:table-cell table:style-name="ce6" office:value-type="string">
            <text:p>18</text:p>
          </table:table-cell>
          <table:table-cell table:style-name="ce6"/>
          <table:table-cell table:style-name="ce6" office:value-type="string">
            <text:p>SAL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3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12" table:end-x="0.626cm" table:end-y="0.46cm" draw:z-index="2" draw:name="Grafik 17" draw:style-name="gr1" draw:text-style-name="P1" svg:width="0.6cm" svg:height="0.46cm" svg:x="0.02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Eintracht Frankfurt</text:p>
          </table:table-cell>
          <table:table-cell table:style-name="ce6" office:value-type="string">
            <text:p>17:5</text:p>
          </table:table-cell>
          <table:table-cell table:style-name="ce6" office:value-type="string">
            <text:p>18</text:p>
          </table:table-cell>
          <table:table-cell table:style-name="ce6"/>
          <table:table-cell table:style-name="ce6" office:value-type="string">
            <text:p>FRA</text:p>
          </table:table-cell>
          <table:table-cell table:style-name="ce6" office:value-type="string">
            <text:p>-</text:p>
          </table:table-cell>
          <table:table-cell table:style-name="ce6" office:value-type="string">
            <text:p>4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13" table:end-x="0.635cm" table:end-y="0.461cm" draw:z-index="6" draw:name="Grafik 23" draw:style-name="gr1" draw:text-style-name="P1" svg:width="0.6cm" svg:height="0.46cm" svg:x="0.03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6" office:value-type="string">
            <text:p>Celtic Glasgow</text:p>
          </table:table-cell>
          <table:table-cell table:style-name="ce6" office:value-type="string">
            <text:p>6:8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CEL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13" table:end-x="0.626cm" table:end-y="0.461cm" draw:z-index="26" draw:name="Grafik 29" draw:style-name="gr1" draw:text-style-name="P1" svg:width="0.6cm" svg:height="0.46cm" svg:x="0.026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6" office:value-type="string">
            <text:p>Lazio Rom</text:p>
          </table:table-cell>
          <table:table-cell table:style-name="ce6" office:value-type="string">
            <text:p>9:11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LAZ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14" table:end-x="0.635cm" table:end-y="0.46cm" draw:z-index="1" draw:name="Grafik 17" draw:style-name="gr1" draw:text-style-name="P1" svg:width="0.6cm" svg:height="0.46cm" svg:x="0.03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RB Leipzig</text:p>
          </table:table-cell>
          <table:table-cell table:style-name="ce6" office:value-type="string">
            <text:p>9:8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RBL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14" table:end-x="0.626cm" table:end-y="0.46cm" draw:z-index="37" draw:name="Grafik 13" draw:style-name="gr1" draw:text-style-name="P1" svg:width="0.6cm" svg:height="0.46cm" svg:x="0.02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6" office:value-type="string">
            <text:p>Apollon Limassol</text:p>
          </table:table-cell>
          <table:table-cell table:style-name="ce6" office:value-type="string">
            <text:p>10:10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APO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2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15" table:end-x="0.635cm" table:end-y="0.461cm" draw:z-index="44" draw:name="Grafik 37" draw:style-name="gr1" draw:text-style-name="P1" svg:width="0.6cm" svg:height="0.46cm" svg:x="0.03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6" office:value-type="string">
            <text:p>Rosenborg Trondheim</text:p>
          </table:table-cell>
          <table:table-cell table:style-name="ce6" office:value-type="string">
            <text:p>4:14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TRO</text:p>
          </table:table-cell>
          <table:table-cell table:style-name="ce6" office:value-type="string">
            <text:p>2:5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1:3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15" table:end-x="0.626cm" table:end-y="0.461cm" draw:z-index="33" draw:name="Grafik 30" draw:style-name="gr1" draw:text-style-name="P1" svg:width="0.6cm" svg:height="0.46cm" svg:x="0.026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ympique Marseille</text:p>
          </table:table-cell>
          <table:table-cell table:style-name="ce6" office:value-type="string">
            <text:p>6:16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OM</text:p>
          </table:table-cell>
          <table:table-cell table:style-name="ce6" office:value-type="string">
            <text:p>1:2</text:p>
          </table:table-cell>
          <table:table-cell table:number-columns-repeated="2" table:style-name="ce6" office:value-type="string">
            <text:p>1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C</text:p>
          </table:table-cell>
          <table:table-cell table:style-name="ce6" table:number-columns-repeated="11"/>
          <table:table-cell table:style-name="ce5" office:value-type="string">
            <text:p>Gruppe I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ZEN</text:p>
          </table:table-cell>
          <table:table-cell table:style-name="ce6" office:value-type="string">
            <text:p>SLV</text:p>
          </table:table-cell>
          <table:table-cell table:style-name="ce6" office:value-type="string">
            <text:p>BOR</text:p>
          </table:table-cell>
          <table:table-cell table:style-name="ce6" office:value-type="string">
            <text:p>KOP</text:p>
          </table:table-cell>
          <table:table-cell table:style-name="ce6" table:number-columns-repeated="8"/>
          <table:table-cell table:style-name="ce6" office:value-type="string">
            <text:p>GNK</text:p>
          </table:table-cell>
          <table:table-cell table:style-name="ce6" office:value-type="string">
            <text:p>MAL</text:p>
          </table:table-cell>
          <table:table-cell table:style-name="ce6" office:value-type="string">
            <text:p>BES</text:p>
          </table:table-cell>
          <table:table-cell table:style-name="ce6" office:value-type="string">
            <text:p>SAR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19" table:end-x="0.635cm" table:end-y="0.46cm" draw:z-index="8" draw:name="Grafik 16" draw:style-name="gr1" draw:text-style-name="P1" svg:width="0.6cm" svg:height="0.46cm" svg:x="0.03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Zenit St. Petersburg</text:p>
          </table:table-cell>
          <table:table-cell table:style-name="ce6" office:value-type="string">
            <text:p>6:5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ZEN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19" table:end-x="0.626cm" table:end-y="0.46cm" draw:z-index="27" draw:name="Grafik 41" draw:style-name="gr1" draw:text-style-name="P1" svg:width="0.6cm" svg:height="0.46cm" svg:x="0.026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KRC Genk</text:p>
          </table:table-cell>
          <table:table-cell table:style-name="ce6" office:value-type="string">
            <text:p>14:8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GNK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20" table:end-x="0.635cm" table:end-y="0.461cm" draw:z-index="11" draw:name="Grafik 14" draw:style-name="gr1" draw:text-style-name="P1" svg:width="0.6cm" svg:height="0.46cm" svg:x="0.03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6" office:value-type="string">
            <text:p>Slavia Prag</text:p>
          </table:table-cell>
          <table:table-cell table:style-name="ce6" office:value-type="string">
            <text:p>4:3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SLV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0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20" table:end-x="0.626cm" table:end-y="0.461cm" draw:z-index="30" draw:name="Grafik 45" draw:style-name="gr1" draw:text-style-name="P1" svg:width="0.6cm" svg:height="0.46cm" svg:x="0.02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Malmö FF</text:p>
          </table:table-cell>
          <table:table-cell table:style-name="ce6" office:value-type="string">
            <text:p>7:6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MAL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21" table:end-x="0.635cm" table:end-y="0.46cm" draw:z-index="32" draw:name="Grafik 30" draw:style-name="gr1" draw:text-style-name="P1" svg:width="0.6cm" svg:height="0.46cm" svg:x="0.03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Girondis Bordeaux</text:p>
          </table:table-cell>
          <table:table-cell table:style-name="ce6" office:value-type="string">
            <text:p>6:6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BOR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21" table:end-x="0.626cm" table:end-y="0.46cm" draw:z-index="15" draw:name="Grafik 27" draw:style-name="gr1" draw:text-style-name="P1" svg:width="0.6cm" svg:height="0.46cm" svg:x="0.02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Besiktas Istanbul</text:p>
          </table:table-cell>
          <table:table-cell table:style-name="ce6" office:value-type="string">
            <text:p>9:11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BES</text:p>
          </table:table-cell>
          <table:table-cell table:style-name="ce6" office:value-type="string">
            <text:p>2:4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22" table:end-x="0.635cm" table:end-y="0.46cm" draw:z-index="43" draw:name="Grafik 12" draw:style-name="gr1" draw:text-style-name="P1" svg:width="0.6cm" svg:height="0.46cm" svg:x="0.03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Kopenhagen</text:p>
          </table:table-cell>
          <table:table-cell table:style-name="ce6" office:value-type="string">
            <text:p>3:5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KOP</text:p>
          </table:table-cell>
          <table:table-cell table:style-name="ce6" office:value-type="string">
            <text:p>1:1</text:p>
          </table:table-cell>
          <table:table-cell table:number-columns-repeated="2"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22" table:end-x="0.626cm" table:end-y="0.46cm" draw:z-index="45" draw:name="Grafik 37" draw:style-name="gr1" draw:text-style-name="P1" svg:width="0.6cm" svg:height="0.46cm" svg:x="0.02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6" office:value-type="string">
            <text:p>Sarpsborg 08 FF</text:p>
          </table:table-cell>
          <table:table-cell table:style-name="ce6" office:value-type="string">
            <text:p>8:13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SAR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D</text:p>
          </table:table-cell>
          <table:table-cell table:style-name="ce6" table:number-columns-repeated="11"/>
          <table:table-cell table:style-name="ce5" office:value-type="string">
            <text:p>Gruppe J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ZAG</text:p>
          </table:table-cell>
          <table:table-cell table:style-name="ce6" office:value-type="string">
            <text:p>FEN</text:p>
          </table:table-cell>
          <table:table-cell table:style-name="ce6" office:value-type="string">
            <text:p>SPT</text:p>
          </table:table-cell>
          <table:table-cell table:style-name="ce6" office:value-type="string">
            <text:p>AND</text:p>
          </table:table-cell>
          <table:table-cell table:style-name="ce6" table:number-columns-repeated="8"/>
          <table:table-cell table:style-name="ce6" office:value-type="string">
            <text:p>SEV</text:p>
          </table:table-cell>
          <table:table-cell table:style-name="ce6" office:value-type="string">
            <text:p>KRA</text:p>
          </table:table-cell>
          <table:table-cell table:style-name="ce6" office:value-type="string">
            <text:p>LÜT</text:p>
          </table:table-cell>
          <table:table-cell table:style-name="ce6" office:value-type="string">
            <text:p>BEL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26" table:end-x="0.635cm" table:end-y="0.46cm" draw:z-index="13" draw:name="Grafik 22" draw:style-name="gr1" draw:text-style-name="P1" svg:width="0.6cm" svg:height="0.46cm" svg:x="0.035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6" office:value-type="string">
            <text:p>Dinamo Zagreb</text:p>
          </table:table-cell>
          <table:table-cell table:style-name="ce6" office:value-type="string">
            <text:p>11:3</text:p>
          </table:table-cell>
          <table:table-cell table:style-name="ce6" office:value-type="string">
            <text:p>14</text:p>
          </table:table-cell>
          <table:table-cell table:style-name="ce6"/>
          <table:table-cell table:style-name="ce6" office:value-type="string">
            <text:p>ZA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4:1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0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26" table:end-x="0.626cm" table:end-y="0.46cm" draw:z-index="22" draw:name="Grafik 28" draw:style-name="gr1" draw:text-style-name="P1" svg:width="0.6cm" svg:height="0.46cm" svg:x="0.02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Sevilla</text:p>
          </table:table-cell>
          <table:table-cell table:style-name="ce6" office:value-type="string">
            <text:p>18:6</text:p>
          </table:table-cell>
          <table:table-cell table:style-name="ce6" office:value-type="string">
            <text:p>12</text:p>
          </table:table-cell>
          <table:table-cell/>
          <table:table-cell table:style-name="ce6" office:value-type="string">
            <text:p>SEV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0</text:p>
          </table:table-cell>
          <table:table-cell table:style-name="ce6" office:value-type="string">
            <text:p>5:1</text:p>
          </table:table-cell>
          <table:table-cell table:style-name="ce6" office:value-type="string">
            <text:p>6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27" table:end-x="0.635cm" table:end-y="0.46cm" draw:z-index="14" draw:name="Grafik 27" draw:style-name="gr1" draw:text-style-name="P1" svg:width="0.6cm" svg:height="0.46cm" svg:x="0.03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Fenerbahce Istanbul</text:p>
          </table:table-cell>
          <table:table-cell table:style-name="ce6" office:value-type="string">
            <text:p>7:7</text:p>
          </table:table-cell>
          <table:table-cell table:style-name="ce6" office:value-type="string">
            <text:p>8</text:p>
          </table:table-cell>
          <table:table-cell table:style-name="ce6"/>
          <table:table-cell table:style-name="ce6" office:value-type="string">
            <text:p>FEN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27" table:end-x="0.626cm" table:end-y="0.46cm" draw:z-index="10" draw:name="Grafik 16" draw:style-name="gr1" draw:text-style-name="P1" svg:width="0.6cm" svg:height="0.46cm" svg:x="0.02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Krasnodar</text:p>
          </table:table-cell>
          <table:table-cell table:style-name="ce6" office:value-type="string">
            <text:p>8:8</text:p>
          </table:table-cell>
          <table:table-cell table:style-name="ce6" office:value-type="string">
            <text:p>12</text:p>
          </table:table-cell>
          <table:table-cell table:style-name="ce6"/>
          <table:table-cell table:style-name="ce6" office:value-type="string">
            <text:p>KRA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28" table:end-x="0.635cm" table:end-y="0.461cm" draw:z-index="38" draw:name="Grafik 46" draw:style-name="gr1" draw:text-style-name="P1" svg:width="0.6cm" svg:height="0.46cm" svg:x="0.03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 Trnava</text:p>
          </table:table-cell>
          <table:table-cell table:style-name="ce6" office:value-type="string">
            <text:p>4:7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SPT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28" table:end-x="0.626cm" table:end-y="0.461cm" draw:z-index="29" draw:name="Grafik 41" draw:style-name="gr1" draw:text-style-name="P1" svg:width="0.6cm" svg:height="0.46cm" svg:x="0.026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Standard Lüttich</text:p>
          </table:table-cell>
          <table:table-cell table:style-name="ce6" office:value-type="string">
            <text:p>7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LÜT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29" table:end-x="0.635cm" table:end-y="0.46cm" draw:z-index="28" draw:name="Grafik 41" draw:style-name="gr1" draw:text-style-name="P1" svg:width="0.6cm" svg:height="0.46cm" svg:x="0.03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RSC Anderlecht</text:p>
          </table:table-cell>
          <table:table-cell table:style-name="ce6" office:value-type="string">
            <text:p>2:7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AND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29" table:end-x="0.626cm" table:end-y="0.46cm" draw:z-index="16" draw:name="Grafik 27" draw:style-name="gr1" draw:text-style-name="P1" svg:width="0.6cm" svg:height="0.46cm" svg:x="0.02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Akhisar Belediyespor</text:p>
          </table:table-cell>
          <table:table-cell table:style-name="ce6" office:value-type="string">
            <text:p>4:14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BEL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E</text:p>
          </table:table-cell>
          <table:table-cell table:style-name="ce6" table:number-columns-repeated="11"/>
          <table:table-cell table:style-name="ce5" office:value-type="string">
            <text:p>Gruppe K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ARS</text:p>
          </table:table-cell>
          <table:table-cell table:style-name="ce6" office:value-type="string">
            <text:p>SPL</text:p>
          </table:table-cell>
          <table:table-cell table:style-name="ce6" office:value-type="string">
            <text:p>POL</text:p>
          </table:table-cell>
          <table:table-cell table:style-name="ce6" office:value-type="string">
            <text:p>QAR</text:p>
          </table:table-cell>
          <table:table-cell table:style-name="ce6" table:number-columns-repeated="8"/>
          <table:table-cell table:style-name="ce6" office:value-type="string">
            <text:p>KIE</text:p>
          </table:table-cell>
          <table:table-cell table:style-name="ce6" office:value-type="string">
            <text:p>REN</text:p>
          </table:table-cell>
          <table:table-cell table:style-name="ce6" office:value-type="string">
            <text:p>AST</text:p>
          </table:table-cell>
          <table:table-cell table:style-name="ce6" office:value-type="string">
            <text:p>JAB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33" table:end-x="0.635cm" table:end-y="0.461cm" draw:z-index="17" draw:name="Grafik 18" draw:style-name="gr1" draw:text-style-name="P1" svg:width="0.6cm" svg:height="0.46cm" svg:x="0.03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6" office:value-type="string">
            <text:p>Arsenal London</text:p>
          </table:table-cell>
          <table:table-cell table:style-name="ce6" office:value-type="string">
            <text:p>12:2</text:p>
          </table:table-cell>
          <table:table-cell table:style-name="ce6" office:value-type="string">
            <text:p>16</text:p>
          </table:table-cell>
          <table:table-cell table:style-name="ce6"/>
          <table:table-cell table:style-name="ce6" office:value-type="string">
            <text:p>ARS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4:2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string">
            <text:p>1</text:p>
          </table:table-cell>
          <table:table-cell table:style-name="ce6">
            <draw:frame table:end-cell-address="Gruppenphase.N33" table:end-x="0.626cm" table:end-y="0.461cm" draw:z-index="31" draw:name="Grafik 34" draw:style-name="gr1" draw:text-style-name="P1" svg:width="0.6cm" svg:height="0.46cm" svg:x="0.02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6" office:value-type="string">
            <text:p>Dynamo Kiew</text:p>
          </table:table-cell>
          <table:table-cell table:style-name="ce6" office:value-type="string">
            <text:p>10:7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KIE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1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34" table:end-x="0.635cm" table:end-y="0.46cm" draw:z-index="19" draw:name="Grafik 19" draw:style-name="gr1" draw:text-style-name="P1" svg:width="0.6cm" svg:height="0.46cm" svg:x="0.03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6" office:value-type="string">
            <text:p>Sporting Lissabon</text:p>
          </table:table-cell>
          <table:table-cell table:style-name="ce6" office:value-type="string">
            <text:p>13:3</text:p>
          </table:table-cell>
          <table:table-cell table:style-name="ce6" office:value-type="string">
            <text:p>13</text:p>
          </table:table-cell>
          <table:table-cell table:style-name="ce6"/>
          <table:table-cell table:style-name="ce6" office:value-type="string">
            <text:p>SPL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0</text:p>
          </table:table-cell>
          <table:table-cell table:style-name="ce6" office:value-type="string">
            <text:p>2:0</text:p>
          </table:table-cell>
          <table:table-cell table:style-name="ce6"/>
          <table:table-cell table:style-name="ce6" office:value-type="string">
            <text:p>2</text:p>
          </table:table-cell>
          <table:table-cell table:style-name="ce6">
            <draw:frame table:end-cell-address="Gruppenphase.N34" table:end-x="0.626cm" table:end-y="0.46cm" draw:z-index="34" draw:name="Grafik 30" draw:style-name="gr1" draw:text-style-name="P1" svg:width="0.6cm" svg:height="0.46cm" svg:x="0.02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Stade Rennes</text:p>
          </table:table-cell>
          <table:table-cell table:style-name="ce6" office:value-type="string">
            <text:p>7:8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REN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35" table:end-x="0.635cm" table:end-y="0.461cm" draw:z-index="39" draw:name="Grafik 38" draw:style-name="gr1" draw:text-style-name="P1" svg:width="0.6cm" svg:height="0.46cm" svg:x="0.03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6" office:value-type="string">
            <text:p>Vorskla Poltava</text:p>
          </table:table-cell>
          <table:table-cell table:style-name="ce6" office:value-type="string">
            <text:p>4:13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POL</text:p>
          </table:table-cell>
          <table:table-cell table:style-name="ce6" office:value-type="string">
            <text:p>0:3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1</text:p>
          </table:table-cell>
          <table:table-cell table:style-name="ce6"/>
          <table:table-cell table:style-name="ce6" office:value-type="string">
            <text:p>3</text:p>
          </table:table-cell>
          <table:table-cell table:style-name="ce6">
            <draw:frame table:end-cell-address="Gruppenphase.N35" table:end-x="0.626cm" table:end-y="0.461cm" draw:z-index="40" draw:name="Grafik 24" draw:style-name="gr1" draw:text-style-name="P1" svg:width="0.6cm" svg:height="0.46cm" svg:x="0.02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Astana</text:p>
          </table:table-cell>
          <table:table-cell table:style-name="ce6" office:value-type="string">
            <text:p>7:7</text:p>
          </table:table-cell>
          <table:table-cell table:style-name="ce6" office:value-type="string">
            <text:p>8</text:p>
          </table:table-cell>
          <table:table-cell table:style-name="ce6"/>
          <table:table-cell table:style-name="ce6" office:value-type="string">
            <text:p>AST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36" table:end-x="0.635cm" table:end-y="0.46cm" draw:z-index="46" draw:name="Grafik 11" draw:style-name="gr1" draw:text-style-name="P1" svg:width="0.6cm" svg:height="0.46cm" svg:x="0.03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6" office:value-type="string">
            <text:p>Qarabag Agdam</text:p>
          </table:table-cell>
          <table:table-cell table:style-name="ce6" office:value-type="string">
            <text:p>2:13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QAR</text:p>
          </table:table-cell>
          <table:table-cell table:style-name="ce6" office:value-type="string">
            <text:p>0:3</text:p>
          </table:table-cell>
          <table:table-cell table:style-name="ce6" office:value-type="string">
            <text:p>1:6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4</text:p>
          </table:table-cell>
          <table:table-cell table:style-name="ce6">
            <draw:frame table:end-cell-address="Gruppenphase.N36" table:end-x="0.626cm" table:end-y="0.46cm" draw:z-index="12" draw:name="Grafik 14" draw:style-name="gr1" draw:text-style-name="P1" svg:width="0.6cm" svg:height="0.46cm" svg:x="0.026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Jablonec</text:p>
          </table:table-cell>
          <table:table-cell table:style-name="ce6" office:value-type="string">
            <text:p>6:8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JAB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F</text:p>
          </table:table-cell>
          <table:table-cell table:style-name="ce6" table:number-columns-repeated="11"/>
          <table:table-cell table:style-name="ce5" office:value-type="string">
            <text:p>Gruppe L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BET</text:p>
          </table:table-cell>
          <table:table-cell table:style-name="ce6" office:value-type="string">
            <text:p>OLY</text:p>
          </table:table-cell>
          <table:table-cell table:style-name="ce6" office:value-type="string">
            <text:p>ACM</text:p>
          </table:table-cell>
          <table:table-cell table:style-name="ce6" office:value-type="string">
            <text:p>F91</text:p>
          </table:table-cell>
          <table:table-cell table:style-name="ce6" table:number-columns-repeated="8"/>
          <table:table-cell table:style-name="ce6" office:value-type="string">
            <text:p>CHE</text:p>
          </table:table-cell>
          <table:table-cell table:style-name="ce6" office:value-type="string">
            <text:p>BATE</text:p>
          </table:table-cell>
          <table:table-cell table:style-name="ce6" office:value-type="string">
            <text:p>VID</text:p>
          </table:table-cell>
          <table:table-cell table:style-name="ce6" office:value-type="string">
            <text:p>SAL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40" table:end-x="0.635cm" table:end-y="0.461cm" draw:z-index="20" draw:name="Grafik 28" draw:style-name="gr1" draw:text-style-name="P1" svg:width="0.6cm" svg:height="0.46cm" svg:x="0.035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Betis Sevilla</text:p>
          </table:table-cell>
          <table:table-cell table:style-name="ce6" office:value-type="string">
            <text:p>7:2</text:p>
          </table:table-cell>
          <table:table-cell table:style-name="ce6" office:value-type="string">
            <text:p>12</text:p>
          </table:table-cell>
          <table:table-cell table:style-name="ce6"/>
          <table:table-cell table:style-name="ce6" office:value-type="string">
            <text:p>BET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3:0</text:p>
          </table:table-cell>
          <table:table-cell table:style-name="ce6"/>
          <table:table-cell table:style-name="ce6" office:value-type="string">
            <text:p>1</text:p>
          </table:table-cell>
          <table:table-cell table:style-name="ce6">
            <draw:frame table:end-cell-address="Gruppenphase.N40" table:end-x="0.626cm" table:end-y="0.461cm" draw:z-index="18" draw:name="Grafik 18" draw:style-name="gr1" draw:text-style-name="P1" svg:width="0.6cm" svg:height="0.46cm" svg:x="0.026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Cheslea</text:p>
          </table:table-cell>
          <table:table-cell table:style-name="ce6" office:value-type="string">
            <text:p>12:3</text:p>
          </table:table-cell>
          <table:table-cell table:style-name="ce6" office:value-type="string">
            <text:p>16</text:p>
          </table:table-cell>
          <table:table-cell table:style-name="ce6"/>
          <table:table-cell table:style-name="ce6" office:value-type="string">
            <text:p>CHE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41" table:end-x="0.635cm" table:end-y="0.46cm" draw:z-index="23" draw:name="Grafik 21" draw:style-name="gr1" draw:text-style-name="P1" svg:width="0.6cm" svg:height="0.46cm" svg:x="0.03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ympiakos Piräus</text:p>
          </table:table-cell>
          <table:table-cell table:style-name="ce6" office:value-type="string">
            <text:p>11:6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OLY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5:1</text:p>
          </table:table-cell>
          <table:table-cell table:style-name="ce6"/>
          <table:table-cell table:style-name="ce6" office:value-type="string">
            <text:p>2</text:p>
          </table:table-cell>
          <table:table-cell table:style-name="ce6">
            <draw:frame table:end-cell-address="Gruppenphase.N41" table:end-x="0.626cm" table:end-y="0.46cm" draw:z-index="35" draw:name="Grafik 33" draw:style-name="gr1" draw:text-style-name="P1" svg:width="0.6cm" svg:height="0.46cm" svg:x="0.026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6" office:value-type="string">
            <text:p>BATE Borissow</text:p>
          </table:table-cell>
          <table:table-cell table:style-name="ce6" office:value-type="string">
            <text:p>9:9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BATE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4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42" table:end-x="0.635cm" table:end-y="0.461cm" draw:z-index="25" draw:name="Grafik 29" draw:style-name="gr1" draw:text-style-name="P1" svg:width="0.6cm" svg:height="0.46cm" svg:x="0.035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6" office:value-type="string">
            <text:p>AC Mailand</text:p>
          </table:table-cell>
          <table:table-cell table:style-name="ce6" office:value-type="string">
            <text:p>12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ACM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5:2</text:p>
          </table:table-cell>
          <table:table-cell table:style-name="ce6"/>
          <table:table-cell table:style-name="ce6" office:value-type="string">
            <text:p>3</text:p>
          </table:table-cell>
          <table:table-cell table:style-name="ce6">
            <draw:frame table:end-cell-address="Gruppenphase.N42" table:end-x="0.626cm" table:end-y="0.461cm" draw:z-index="41" draw:name="Grafik 52" draw:style-name="gr1" draw:text-style-name="P1" svg:width="0.6cm" svg:height="0.46cm" svg:x="0.02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di FC Szekesfehervar</text:p>
          </table:table-cell>
          <table:table-cell table:style-name="ce6" office:value-type="string">
            <text:p>5:7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VID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43" table:end-x="0.635cm" table:end-y="0.461cm" draw:z-index="47" draw:name="Grafik 47" draw:style-name="gr1" draw:text-style-name="P1" svg:width="0.6cm" svg:height="0.46cm" svg:x="0.03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6" office:value-type="string">
            <text:p>F91 Dudelange</text:p>
          </table:table-cell>
          <table:table-cell table:style-name="ce6" office:value-type="string">
            <text:p>3:16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F9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4</text:p>
          </table:table-cell>
          <table:table-cell table:style-name="ce6">
            <draw:frame table:end-cell-address="Gruppenphase.N43" table:end-x="0.626cm" table:end-y="0.461cm" draw:z-index="24" draw:name="Grafik 21" draw:style-name="gr1" draw:text-style-name="P1" svg:width="0.6cm" svg:height="0.46cm" svg:x="0.02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6" office:value-type="string">
            <text:p>PAOK Saloniki</text:p>
          </table:table-cell>
          <table:table-cell table:style-name="ce6" office:value-type="string">
            <text:p>5:12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SAL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1:3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-</text:p>
          </table:table-cell>
        </table:table-row>
        <table:table-row table:style-name="ro2" table:number-rows-repeated="104853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number-columns-repeated="1005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Zwischenrunde</text:p>
          </table:table-cell>
          <table:table-cell table:style-name="ce2" table:number-columns-repeated="3"/>
          <table:table-cell table:style-name="ce2" office:value-type="string">
            <text:p>Achtelfinale</text:p>
          </table:table-cell>
          <table:table-cell table:style-name="ce2" table:number-columns-repeated="3"/>
          <table:table-cell table:style-name="ce2" office:value-type="string">
            <text:p>Viertelfinale</text:p>
          </table:table-cell>
          <table:table-cell table:style-name="ce2" table:number-columns-repeated="3"/>
          <table:table-cell table:style-name="ce2" office:value-type="string">
            <text:p>Halbfinale</text:p>
          </table:table-cell>
          <table:table-cell table:style-name="ce2" table:number-columns-repeated="3"/>
          <table:table-cell table:style-name="ce2" office:value-type="string">
            <text:p>Finale</text:p>
          </table:table-cell>
          <table:table-cell table:style-name="ce2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KO-Phase'.A4" table:end-x="0.6cm" table:end-y="0.506cm" draw:z-index="29" draw:name="Grafik 14" draw:style-name="gr1" draw:text-style-name="P1" svg:width="0.6cm" svg:height="0.46cm" svg:x="0cm" svg:y="0.046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7" office:value-type="string">
            <text:p>Viktoria Pisle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" table:end-x="0.6cm" table:end-y="0.504cm" draw:z-index="40" draw:name="Grafik 22" draw:style-name="gr1" draw:text-style-name="P1" svg:width="0.6cm" svg:height="0.46cm" svg:x="0cm" svg:y="0.044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7" office:value-type="string">
            <text:p>Dinamo Zagreb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" table:end-x="0.587cm" table:end-y="0.504cm" draw:z-index="39" draw:name="Grafik 22" draw:style-name="gr1" draw:text-style-name="P1" svg:width="0.6cm" svg:height="0.46cm" svg:x="0.483cm" svg:y="0.044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Dinamo Zagreb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 (0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7" table:end-x="0.587cm" table:end-y="0.504cm" draw:z-index="27" draw:name="Grafik 19" draw:style-name="gr1" draw:text-style-name="P1" svg:width="0.6cm" svg:height="0.46cm" svg:x="0.483cm" svg:y="0.0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Benfica Lissab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 (3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8" table:end-x="0.6cm" table:end-y="0.502cm" draw:z-index="53" draw:name="Grafik 27" draw:style-name="gr1" draw:text-style-name="P1" svg:width="0.6cm" svg:height="0.46cm" svg:x="0cm" svg:y="0.042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Galatasaray Istanbul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9" table:end-x="0.6cm" table:end-y="0.502cm" draw:z-index="25" draw:name="Grafik 19" draw:style-name="gr1" draw:text-style-name="P1" svg:width="0.6cm" svg:height="0.46cm" svg:x="0cm" svg:y="0.042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7" office:value-type="string">
            <text:p>Benfica Lissabo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10" table:end-x="0.594cm" table:end-y="0.501cm" draw:z-index="28" draw:name="Grafik 19" draw:style-name="gr1" draw:text-style-name="P1" svg:width="0.6cm" svg:height="0.46cm" svg:x="1.807cm" svg:y="0.04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Benfica Lissabon</text:p>
          </table:table-cell>
          <table:table-cell table:style-name="ce8" office:value-type="string">
            <text:p>4</text:p>
          </table:table-cell>
          <table:table-cell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11" table:end-x="0.594cm" table:end-y="0.5cm" draw:z-index="13" draw:name="Grafik 17" draw:style-name="gr1" draw:text-style-name="P1" svg:width="0.6cm" svg:height="0.46cm" svg:x="1.807cm" svg:y="0.04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number-columns-repeated="2" table:style-name="ce8" office:value-type="string">
            <text:p>2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12" table:end-x="0.6cm" table:end-y="0.5cm" draw:z-index="41" draw:name="Grafik 34" draw:style-name="gr1" draw:text-style-name="P1" svg:width="0.6cm" svg:height="0.46cm" svg:x="0cm" svg:y="0.04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7" office:value-type="string">
            <text:p>Schachtar Donezk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13" table:end-x="0.6cm" table:end-y="0.499cm" draw:z-index="10" draw:name="Grafik 17" draw:style-name="gr1" draw:text-style-name="P1" svg:width="0.6cm" svg:height="0.46cm" svg:x="0cm" svg:y="0.039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7" office:value-type="string">
            <text:p>Eintracht Frankfurt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14" table:end-x="0.587cm" table:end-y="0.498cm" draw:z-index="12" draw:name="Grafik 17" draw:style-name="gr1" draw:text-style-name="P1" svg:width="0.6cm" svg:height="0.46cm" svg:x="0.483cm" svg:y="0.038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15" table:end-x="0.587cm" table:end-y="0.497cm" draw:z-index="38" draw:name="Grafik 29" draw:style-name="gr1" draw:text-style-name="P1" svg:width="0.6cm" svg:height="0.46cm" svg:x="0.483cm" svg:y="0.037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Inter Mailand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16" table:end-x="0.6cm" table:end-y="0.497cm" draw:z-index="46" draw:name="Grafik 36" draw:style-name="gr1" draw:text-style-name="P1" svg:width="0.6cm" svg:height="0.46cm" svg:x="0cm" svg:y="0.037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7" office:value-type="string">
            <text:p>Rapid Wien</text:p>
          </table:table-cell>
          <table:table-cell table:number-columns-repeated="2" table:style-name="ce8" office:value-type="string">
            <text:p>0</text:p>
          </table:table-cell>
          <table:table-cell table:style-name="ce8"/>
          <table:table-cell/>
          <table:table-cell table:style-name="ce8" table:number-columns-repeated="13"/>
          <table:table-cell table:number-columns-repeated="1005"/>
        </table:table-row>
        <table:table-row table:style-name="ro2">
          <table:table-cell>
            <draw:frame table:end-cell-address="'KO-Phase'.A17" table:end-x="0.6cm" table:end-y="0.496cm" draw:z-index="33" draw:name="Grafik 29" draw:style-name="gr1" draw:text-style-name="P1" svg:width="0.6cm" svg:height="0.46cm" svg:x="0cm" svg:y="0.036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Inter Mailand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18" table:end-x="0.576cm" table:end-y="0.495cm" draw:z-index="14" draw:name="Grafik 17" draw:style-name="gr1" draw:text-style-name="P1" svg:width="0.6cm" svg:height="0.46cm" svg:x="0.471cm" svg:y="0.035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 (3i.E.)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19" table:end-x="0.576cm" table:end-y="0.495cm" draw:z-index="4" draw:name="Grafik 18" draw:style-name="gr1" draw:text-style-name="P1" svg:width="0.6cm" svg:height="0.46cm" svg:x="0.471cm" svg:y="0.03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 (4i.E.)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>
            <draw:frame table:end-cell-address="'KO-Phase'.A20" table:end-x="0.6cm" table:end-y="0.493cm" draw:z-index="34" draw:name="Grafik 29" draw:style-name="gr1" draw:text-style-name="P1" svg:width="0.6cm" svg:height="0.46cm" svg:x="0cm" svg:y="0.03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Lazio Rom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1" table:end-x="0.6cm" table:end-y="0.493cm" draw:z-index="18" draw:name="Grafik 28" draw:style-name="gr1" draw:text-style-name="P1" svg:width="0.6cm" svg:height="0.46cm" svg:x="0cm" svg:y="0.03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Sevill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22" table:end-x="0.587cm" table:end-y="0.493cm" draw:z-index="19" draw:name="Grafik 28" draw:style-name="gr1" draw:text-style-name="P1" svg:width="0.6cm" svg:height="0.46cm" svg:x="0.483cm" svg:y="0.03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Sevill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(3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23" table:end-x="0.587cm" table:end-y="0.491cm" draw:z-index="31" draw:name="Grafik 14" draw:style-name="gr1" draw:text-style-name="P1" svg:width="0.6cm" svg:height="0.46cm" svg:x="0.483cm" svg:y="0.03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lavia Prag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(4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24" table:end-x="0.6cm" table:end-y="0.491cm" draw:z-index="30" draw:name="Grafik 14" draw:style-name="gr1" draw:text-style-name="P1" svg:width="0.6cm" svg:height="0.46cm" svg:x="0cm" svg:y="0.03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7" office:value-type="string">
            <text:p>Slavia Pra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5" table:end-x="0.6cm" table:end-y="0.49cm" draw:z-index="55" draw:name="Grafik 41" draw:style-name="gr1" draw:text-style-name="P1" svg:width="0.6cm" svg:height="0.46cm" svg:x="0cm" svg:y="0.03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7" office:value-type="string">
            <text:p>KRC Genk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26" table:end-x="0.594cm" table:end-y="0.489cm" draw:z-index="32" draw:name="Grafik 14" draw:style-name="gr1" draw:text-style-name="P1" svg:width="0.6cm" svg:height="0.46cm" svg:x="1.807cm" svg:y="0.029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lavia Pra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27" table:end-x="0.594cm" table:end-y="0.489cm" draw:z-index="3" draw:name="Grafik 18" draw:style-name="gr1" draw:text-style-name="P1" svg:width="0.6cm" svg:height="0.46cm" svg:x="1.807cm" svg:y="0.029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28" table:end-x="0.6cm" table:end-y="0.488cm" draw:z-index="61" draw:name="Grafik 45" draw:style-name="gr1" draw:text-style-name="P1" svg:width="0.6cm" svg:height="0.46cm" svg:x="0cm" svg:y="0.028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7" office:value-type="string">
            <text:p>Malmö FF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9" table:end-x="0.6cm" table:end-y="0.487cm" draw:z-index="0" draw:name="Grafik 18" draw:style-name="gr1" draw:text-style-name="P1" svg:width="0.6cm" svg:height="0.46cm" svg:x="0cm" svg:y="0.027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Chelse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0" table:end-x="0.587cm" table:end-y="0.486cm" draw:z-index="2" draw:name="Grafik 18" draw:style-name="gr1" draw:text-style-name="P1" svg:width="0.6cm" svg:height="0.46cm" svg:x="0.483cm" svg:y="0.026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1" table:end-x="0.587cm" table:end-y="0.486cm" draw:z-index="43" draw:name="Grafik 34" draw:style-name="gr1" draw:text-style-name="P1" svg:width="0.6cm" svg:height="0.46cm" svg:x="0.483cm" svg:y="0.026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Dynamo Kiew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32" table:end-x="0.6cm" table:end-y="0.485cm" draw:z-index="60" draw:name="Grafik 21" draw:style-name="gr1" draw:text-style-name="P1" svg:width="0.6cm" svg:height="0.46cm" svg:x="0cm" svg:y="0.025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7" office:value-type="string">
            <text:p>Olympiakos Piräus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33" table:end-x="0.6cm" table:end-y="0.484cm" draw:z-index="42" draw:name="Grafik 34" draw:style-name="gr1" draw:text-style-name="P1" svg:width="0.6cm" svg:height="0.46cm" svg:x="0cm" svg:y="0.024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7" office:value-type="string">
            <text:p>Dynamo Kiew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4"/>
          <table:table-cell table:style-name="ce8">
            <draw:frame table:end-cell-address="'KO-Phase'.Q34" table:end-x="0.579cm" table:end-y="0.484cm" draw:z-index="5" draw:name="Grafik 18" draw:style-name="gr1" draw:text-style-name="P1" svg:width="0.6cm" svg:height="0.46cm" svg:x="1.666cm" svg:y="0.024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4</text:p>
          </table:table-cell>
          <table:table-cell table:number-columns-repeated="1005"/>
        </table:table-row>
        <table:table-row table:style-name="ro2">
          <table:table-cell/>
          <table:table-cell table:style-name="ce8" table:number-columns-repeated="14"/>
          <table:table-cell table:style-name="ce8">
            <draw:frame table:end-cell-address="'KO-Phase'.Q35" table:end-x="0.579cm" table:end-y="0.482cm" draw:z-index="9" draw:name="Grafik 18" draw:style-name="gr1" draw:text-style-name="P1" svg:width="0.6cm" svg:height="0.46cm" svg:x="1.666cm" svg:y="0.02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1</text:p>
          </table:table-cell>
          <table:table-cell table:number-columns-repeated="1005"/>
        </table:table-row>
        <table:table-row table:style-name="ro2">
          <table:table-cell>
            <draw:frame table:end-cell-address="'KO-Phase'.A36" table:end-x="0.6cm" table:end-y="0.482cm" draw:z-index="45" draw:name="Grafik 30" draw:style-name="gr1" draw:text-style-name="P1" svg:width="0.6cm" svg:height="0.46cm" svg:x="0cm" svg:y="0.02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7" office:value-type="string">
            <text:p>Stade Rennes</text:p>
          </table:table-cell>
          <table:table-cell table:number-columns-repeated="2"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37" table:end-x="0.6cm" table:end-y="0.482cm" draw:z-index="17" draw:name="Grafik 28" draw:style-name="gr1" draw:text-style-name="P1" svg:width="0.6cm" svg:height="0.46cm" svg:x="0cm" svg:y="0.022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Real Betis Sevill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8" table:end-x="0.587cm" table:end-y="0.48cm" draw:z-index="44" draw:name="Grafik 30" draw:style-name="gr1" draw:text-style-name="P1" svg:width="0.6cm" svg:height="0.46cm" svg:x="0.483cm" svg:y="0.0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tade Rennes</text:p>
          </table:table-cell>
          <table:table-cell table:style-name="ce8" office:value-type="string">
            <text:p>3</text:p>
          </table:table-cell>
          <table:table-cell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9" table:end-x="0.587cm" table:end-y="0.48cm" draw:z-index="6" draw:name="Grafik 18" draw:style-name="gr1" draw:text-style-name="P1" svg:width="0.6cm" svg:height="0.46cm" svg:x="0.483cm" svg:y="0.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40" table:end-x="0.6cm" table:end-y="0.479cm" draw:z-index="58" draw:name="Grafik 33" draw:style-name="gr1" draw:text-style-name="P1" svg:width="0.6cm" svg:height="0.46cm" svg:x="0cm" svg:y="0.019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7" office:value-type="string">
            <text:p>BATE Baryssau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1" table:end-x="0.6cm" table:end-y="0.478cm" draw:z-index="1" draw:name="Grafik 18" draw:style-name="gr1" draw:text-style-name="P1" svg:width="0.6cm" svg:height="0.46cm" svg:x="0cm" svg:y="0.018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7" office:value-type="string">
            <text:p>Arsenal Lond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42" table:end-x="0.594cm" table:end-y="0.478cm" draw:z-index="7" draw:name="Grafik 18" draw:style-name="gr1" draw:text-style-name="P1" svg:width="0.6cm" svg:height="0.46cm" svg:x="1.807cm" svg:y="0.018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43" table:end-x="0.594cm" table:end-y="0.477cm" draw:z-index="37" draw:name="Grafik 29" draw:style-name="gr1" draw:text-style-name="P1" svg:width="0.6cm" svg:height="0.46cm" svg:x="1.807cm" svg:y="0.017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SC Neapel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44" table:end-x="0.6cm" table:end-y="0.446cm" draw:z-index="59" draw:name="Grafik 15" draw:style-name="gr1" draw:text-style-name="P1" svg:width="0.6cm" svg:height="0.43cm" svg:x="0cm" svg:y="0.016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Zürich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5" table:end-x="0.6cm" table:end-y="0.475cm" draw:z-index="35" draw:name="Grafik 29" draw:style-name="gr1" draw:text-style-name="P1" svg:width="0.6cm" svg:height="0.46cm" svg:x="0cm" svg:y="0.01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SSC Neape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46" table:end-x="0.587cm" table:end-y="0.475cm" draw:z-index="36" draw:name="Grafik 29" draw:style-name="gr1" draw:text-style-name="P1" svg:width="0.6cm" svg:height="0.46cm" svg:x="0.483cm" svg:y="0.01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SC Neape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47" table:end-x="0.587cm" table:end-y="0.474cm" draw:z-index="48" draw:name="Grafik 36" draw:style-name="gr1" draw:text-style-name="P1" svg:width="0.6cm" svg:height="0.46cm" svg:x="0.483cm" svg:y="0.014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Red Bull Salzbur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48" table:end-x="0.6cm" table:end-y="0.473cm" draw:z-index="56" draw:name="Grafik 41" draw:style-name="gr1" draw:text-style-name="P1" svg:width="0.6cm" svg:height="0.46cm" svg:x="0cm" svg:y="0.013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7" office:value-type="string">
            <text:p>Club Brügge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9" table:end-x="0.6cm" table:end-y="0.473cm" draw:z-index="47" draw:name="Grafik 36" draw:style-name="gr1" draw:text-style-name="P1" svg:width="0.6cm" svg:height="0.46cm" svg:x="0cm" svg:y="0.013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7" office:value-type="string">
            <text:p>Red Bull Salzburg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50" table:end-x="0.576cm" table:end-y="0.471cm" draw:z-index="8" draw:name="Grafik 18" draw:style-name="gr1" draw:text-style-name="P1" svg:width="0.6cm" svg:height="0.46cm" svg:x="0.471cm" svg:y="0.0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51" table:end-x="0.576cm" table:end-y="0.471cm" draw:z-index="24" draw:name="Grafik 28" draw:style-name="gr1" draw:text-style-name="P1" svg:width="0.6cm" svg:height="0.46cm" svg:x="0.471cm" svg:y="0.01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>
            <draw:frame table:end-cell-address="'KO-Phase'.A52" table:end-x="0.6cm" table:end-y="0.47cm" draw:z-index="54" draw:name="Grafik 27" draw:style-name="gr1" draw:text-style-name="P1" svg:width="0.6cm" svg:height="0.46cm" svg:x="0cm" svg:y="0.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Fenerbahce Istanbul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3" table:end-x="0.6cm" table:end-y="0.469cm" draw:z-index="49" draw:name="Grafik 16" draw:style-name="gr1" draw:text-style-name="P1" svg:width="0.6cm" svg:height="0.46cm" svg:x="0cm" svg:y="0.009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7" office:value-type="string">
            <text:p>Zenit St. Petersbur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54" table:end-x="0.587cm" table:end-y="0.469cm" draw:z-index="52" draw:name="Grafik 16" draw:style-name="gr1" draw:text-style-name="P1" svg:width="0.6cm" svg:height="0.46cm" svg:x="0.483cm" svg:y="0.009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Zenit St. Petersburg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55" table:end-x="0.587cm" table:end-y="0.468cm" draw:z-index="20" draw:name="Grafik 28" draw:style-name="gr1" draw:text-style-name="P1" svg:width="0.6cm" svg:height="0.46cm" svg:x="0.483cm" svg:y="0.008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illarrea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56" table:end-x="0.6cm" table:end-y="0.467cm" draw:z-index="26" draw:name="Grafik 19" draw:style-name="gr1" draw:text-style-name="P1" svg:width="0.6cm" svg:height="0.46cm" svg:x="0cm" svg:y="0.007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7" office:value-type="string">
            <text:p>Sporting Lissab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7" table:end-x="0.6cm" table:end-y="0.466cm" draw:z-index="16" draw:name="Grafik 28" draw:style-name="gr1" draw:text-style-name="P1" svg:width="0.6cm" svg:height="0.46cm" svg:x="0cm" svg:y="0.00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illarreal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58" table:end-x="0.594cm" table:end-y="0.466cm" draw:z-index="21" draw:name="Grafik 28" draw:style-name="gr1" draw:text-style-name="P1" svg:width="0.6cm" svg:height="0.46cm" svg:x="1.807cm" svg:y="0.00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illarreal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59" table:end-x="0.594cm" table:end-y="0.465cm" draw:z-index="23" draw:name="Grafik 28" draw:style-name="gr1" draw:text-style-name="P1" svg:width="0.6cm" svg:height="0.46cm" svg:x="1.807cm" svg:y="0.005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60" table:end-x="0.6cm" table:end-y="0.464cm" draw:z-index="57" draw:name="Grafik 23" draw:style-name="gr1" draw:text-style-name="P1" svg:width="0.6cm" svg:height="0.46cm" svg:x="0cm" svg:y="0.004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7" office:value-type="string">
            <text:p>Celtic Glasgow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61" table:end-x="0.6cm" table:end-y="0.464cm" draw:z-index="15" draw:name="Grafik 28" draw:style-name="gr1" draw:text-style-name="P1" svg:width="0.6cm" svg:height="0.46cm" svg:x="0cm" svg:y="0.00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alenci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2" table:end-x="0.587cm" table:end-y="0.462cm" draw:z-index="22" draw:name="Grafik 28" draw:style-name="gr1" draw:text-style-name="P1" svg:width="0.6cm" svg:height="0.46cm" svg:x="0.483cm" svg:y="0.002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3" table:end-x="0.587cm" table:end-y="0.462cm" draw:z-index="51" draw:name="Grafik 16" draw:style-name="gr1" draw:text-style-name="P1" svg:width="0.6cm" svg:height="0.46cm" svg:x="0.483cm" svg:y="0.002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K Krasnodar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64" table:end-x="0.6cm" table:end-y="0.462cm" draw:z-index="50" draw:name="Grafik 16" draw:style-name="gr1" draw:text-style-name="P1" svg:width="0.6cm" svg:height="0.46cm" svg:x="0cm" svg:y="0.002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7" office:value-type="string">
            <text:p>FK Krasnodar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65" table:end-x="0.6cm" table:end-y="0.46cm" draw:z-index="11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7" office:value-type="string">
            <text:p>Bayer 04 Leverkuse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22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1M32S</meta:editing-duration>
    <meta:editing-cycles>184</meta:editing-cycles>
    <meta:generator>OpenOffice/4.1.5$Win32 OpenOffice.org_project/415m1$Build-9789</meta:generator>
    <dc:date>2019-06-03T22:02:05.64</dc:date>
    <meta:document-statistic meta:table-count="3" meta:cell-count="1622" meta:object-count="422"/>
    <meta:user-defined meta:name="Info 1"/>
    <meta:user-defined meta:name="Info 2"/>
    <meta:user-defined meta:name="Info 3"/>
    <meta:user-defined meta:name="Info 4"/>
  </office:meta>
</office:document-meta>
</file>